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a818"/>
    </style:style>
    <style:style style:name="P2" style:family="paragraph" style:parent-style-name="Standard">
      <style:paragraph-properties fo:text-align="start" style:justify-single-word="false"/>
      <style:text-properties officeooo:rsid="001fa818" officeooo:paragraph-rsid="001fa818"/>
    </style:style>
    <style:style style:name="P3" style:family="paragraph" style:parent-style-name="Standard">
      <style:paragraph-properties fo:text-align="start" style:justify-single-word="false"/>
      <style:text-properties officeooo:rsid="0023b833" officeooo:paragraph-rsid="00247dce"/>
    </style:style>
    <style:style style:name="P4" style:family="paragraph" style:parent-style-name="Standard">
      <style:paragraph-properties fo:text-align="start" style:justify-single-word="false"/>
      <style:text-properties officeooo:rsid="00247dce" officeooo:paragraph-rsid="00247dce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a818" officeooo:paragraph-rsid="001fa81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ed25" officeooo:paragraph-rsid="0020ed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6fb7e" officeooo:paragraph-rsid="0026fb7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b7c45" officeooo:paragraph-rsid="002b7c4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b7c45" officeooo:paragraph-rsid="002b7c4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bedee" officeooo:paragraph-rsid="002bede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c9e0b" officeooo:paragraph-rsid="002c9e0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ab75" officeooo:paragraph-rsid="002dab7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e6482" officeooo:paragraph-rsid="002e6482" style:font-weight-asian="bold" style:font-weight-complex="bold"/>
    </style:style>
    <style:style style:name="P14" style:family="paragraph" style:parent-style-name="Standard">
      <style:text-properties fo:font-weight="bold" officeooo:rsid="002e6482" officeooo:paragraph-rsid="002e648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265ae" officeooo:paragraph-rsid="003265a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265ae" officeooo:paragraph-rsid="0033779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6e5b9" officeooo:paragraph-rsid="0036e5b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ae04c" officeooo:paragraph-rsid="003ae04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8343a" officeooo:paragraph-rsid="0038343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e8343" officeooo:paragraph-rsid="003e834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408165" officeooo:paragraph-rsid="0040816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43ef86" officeooo:paragraph-rsid="0043ef8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4a289b" officeooo:paragraph-rsid="004a289b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4a9f52" officeooo:paragraph-rsid="004a9f5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4c2777" officeooo:paragraph-rsid="004c277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4c2777" officeooo:paragraph-rsid="004da6e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4e770e" officeooo:paragraph-rsid="004e770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4fe9d8" officeooo:paragraph-rsid="004fe9d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519e16" officeooo:paragraph-rsid="00519e16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55a900" officeooo:paragraph-rsid="0055a90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55a900" officeooo:paragraph-rsid="0055a90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5726b2" officeooo:paragraph-rsid="005726b2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59b824" officeooo:paragraph-rsid="0059b824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5b7f9a" officeooo:paragraph-rsid="005b7f9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5e7924" officeooo:paragraph-rsid="005e7924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5fbf5e" officeooo:paragraph-rsid="005fbf5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60f46a" officeooo:paragraph-rsid="0060f46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63deab" officeooo:paragraph-rsid="0063dea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63deab" officeooo:paragraph-rsid="0063deab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6404e8" officeooo:paragraph-rsid="006404e8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67c7f5" officeooo:paragraph-rsid="00663734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67c7f5" officeooo:paragraph-rsid="0067c7f5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6cfae1" officeooo:paragraph-rsid="006973b8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6e7f21" officeooo:paragraph-rsid="006cfae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6e7f21" officeooo:paragraph-rsid="006e7f2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6e9558" officeooo:paragraph-rsid="006e955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70293e" officeooo:paragraph-rsid="0070293e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53dc08" officeooo:paragraph-rsid="0053dc0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7308cd" officeooo:paragraph-rsid="007308cd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739d0a" officeooo:paragraph-rsid="0053dc08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739d0a" officeooo:paragraph-rsid="00739d0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753a63" officeooo:paragraph-rsid="00753a6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77ea00" officeooo:paragraph-rsid="0077ea00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785acb" officeooo:paragraph-rsid="00785ac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788d19" officeooo:paragraph-rsid="00788d19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792823" officeooo:paragraph-rsid="00739d0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7fafa9" officeooo:paragraph-rsid="007fafa9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820d03" officeooo:paragraph-rsid="00820d03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bold" officeooo:rsid="0084466b" officeooo:paragraph-rsid="0084466b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weight="bold" officeooo:rsid="00845506" officeooo:paragraph-rsid="00845506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bold" officeooo:rsid="008485b7" officeooo:paragraph-rsid="008485b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weight="bold" officeooo:rsid="00867715" officeooo:paragraph-rsid="00867715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bold" officeooo:rsid="00877942" officeooo:paragraph-rsid="00877942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2cd9d3"/>
    </style:style>
    <style:style style:name="P65" style:family="paragraph" style:parent-style-name="Standard">
      <style:paragraph-properties fo:text-align="center" style:justify-single-word="false"/>
      <style:text-properties fo:font-size="13pt" fo:font-weight="bold" officeooo:rsid="002b7c45" officeooo:paragraph-rsid="002b7c45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rsid="006404e8" officeooo:paragraph-rsid="006404e8"/>
    </style:style>
    <style:style style:name="P67" style:family="paragraph" style:parent-style-name="Standard">
      <style:paragraph-properties fo:text-align="start" style:justify-single-word="false"/>
      <style:text-properties officeooo:rsid="00663734" officeooo:paragraph-rsid="00663734"/>
    </style:style>
    <style:style style:name="P68" style:family="paragraph" style:parent-style-name="Standard">
      <style:paragraph-properties fo:text-align="start" style:justify-single-word="false"/>
      <style:text-properties officeooo:rsid="006973b8" officeooo:paragraph-rsid="006973b8"/>
    </style:style>
    <style:style style:name="P69" style:family="paragraph" style:parent-style-name="Standard">
      <style:paragraph-properties fo:text-align="start" style:justify-single-word="false"/>
      <style:text-properties officeooo:rsid="006cfae1" officeooo:paragraph-rsid="006cfae1"/>
    </style:style>
    <style:style style:name="P70" style:family="paragraph" style:parent-style-name="Standard">
      <style:paragraph-properties fo:text-align="start" style:justify-single-word="false"/>
      <style:text-properties officeooo:rsid="00785acb" officeooo:paragraph-rsid="00788d19"/>
    </style:style>
    <style:style style:name="P71" style:family="paragraph" style:parent-style-name="Standard" style:list-style-name="L1">
      <style:paragraph-properties fo:text-align="start" style:justify-single-word="false"/>
      <style:text-properties fo:font-weight="bold" officeooo:rsid="001fa818" officeooo:paragraph-rsid="001fa818" style:font-weight-asian="bold" style:font-weight-complex="bold"/>
    </style:style>
    <style:style style:name="P72" style:family="paragraph" style:parent-style-name="Standard" style:list-style-name="L2">
      <style:paragraph-properties fo:text-align="start" style:justify-single-word="false"/>
      <style:text-properties fo:font-weight="bold" officeooo:rsid="001fa818" officeooo:paragraph-rsid="001fa818" style:font-weight-asian="bold" style:font-weight-complex="bold"/>
    </style:style>
    <style:style style:name="P73" style:family="paragraph" style:parent-style-name="Standard" style:list-style-name="L3">
      <style:paragraph-properties fo:text-align="start" style:justify-single-word="false"/>
      <style:text-properties fo:font-weight="bold" officeooo:rsid="00201e48" officeooo:paragraph-rsid="00201e48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font-weight="bold" officeooo:rsid="0020ed25" officeooo:paragraph-rsid="0020ed25" style:font-weight-asian="bold" style:font-weight-complex="bold"/>
    </style:style>
    <style:style style:name="P75" style:family="paragraph" style:parent-style-name="Standard" style:list-style-name="L4">
      <style:paragraph-properties fo:text-align="start" style:justify-single-word="false"/>
      <style:text-properties fo:font-weight="bold" officeooo:rsid="00223893" officeooo:paragraph-rsid="00223893" style:font-weight-asian="bold" style:font-weight-complex="bold"/>
    </style:style>
    <style:style style:name="P76" style:family="paragraph" style:parent-style-name="Standard" style:list-style-name="L4">
      <style:paragraph-properties fo:text-align="start" style:justify-single-word="false"/>
      <style:text-properties fo:font-weight="bold" officeooo:rsid="0023985e" officeooo:paragraph-rsid="0023985e" style:font-weight-asian="bold" style:font-weight-complex="bold"/>
    </style:style>
    <style:style style:name="P77" style:family="paragraph" style:parent-style-name="Standard" style:list-style-name="L5">
      <style:paragraph-properties fo:text-align="start" style:justify-single-word="false"/>
      <style:text-properties fo:font-weight="bold" officeooo:rsid="00247dce" officeooo:paragraph-rsid="00247dce" style:font-weight-asian="bold" style:font-weight-complex="bold"/>
    </style:style>
    <style:style style:name="P78" style:family="paragraph" style:parent-style-name="Standard" style:list-style-name="L6">
      <style:paragraph-properties fo:text-align="start" style:justify-single-word="false"/>
      <style:text-properties fo:font-weight="bold" officeooo:rsid="00265ff3" officeooo:paragraph-rsid="00265ff3" style:font-weight-asian="bold" style:font-weight-complex="bold"/>
    </style:style>
    <style:style style:name="P79" style:family="paragraph" style:parent-style-name="Standard" style:list-style-name="L7">
      <style:paragraph-properties fo:text-align="start" style:justify-single-word="false"/>
      <style:text-properties fo:font-weight="bold" officeooo:rsid="0026fb7e" officeooo:paragraph-rsid="0026fb7e" style:font-weight-asian="bold" style:font-weight-complex="bold"/>
    </style:style>
    <style:style style:name="P80" style:family="paragraph" style:parent-style-name="Standard" style:list-style-name="L8">
      <style:paragraph-properties fo:text-align="start" style:justify-single-word="false"/>
      <style:text-properties fo:font-weight="bold" officeooo:rsid="002bba44" officeooo:paragraph-rsid="002bba44" style:font-weight-asian="bold" style:font-weight-complex="bold"/>
    </style:style>
    <style:style style:name="P81" style:family="paragraph" style:parent-style-name="Standard" style:list-style-name="L12">
      <style:paragraph-properties fo:text-align="start" style:justify-single-word="false"/>
      <style:text-properties fo:font-weight="bold" officeooo:rsid="002bba44" officeooo:paragraph-rsid="002e6482" style:font-weight-asian="bold" style:font-weight-complex="bold"/>
    </style:style>
    <style:style style:name="P82" style:family="paragraph" style:parent-style-name="Standard" style:list-style-name="L9">
      <style:paragraph-properties fo:text-align="start" style:justify-single-word="false"/>
      <style:text-properties fo:font-weight="bold" officeooo:rsid="002bedee" officeooo:paragraph-rsid="002bedee" style:font-weight-asian="bold" style:font-weight-complex="bold"/>
    </style:style>
    <style:style style:name="P83" style:family="paragraph" style:parent-style-name="Standard" style:list-style-name="L10">
      <style:paragraph-properties fo:text-align="start" style:justify-single-word="false"/>
      <style:text-properties fo:font-weight="bold" officeooo:rsid="002c7ca9" officeooo:paragraph-rsid="002c7ca9" style:font-weight-asian="bold" style:font-weight-complex="bold"/>
    </style:style>
    <style:style style:name="P84" style:family="paragraph" style:parent-style-name="Standard" style:list-style-name="L11">
      <style:paragraph-properties fo:text-align="start" style:justify-single-word="false"/>
      <style:text-properties fo:font-weight="bold" officeooo:rsid="002c9e0b" officeooo:paragraph-rsid="002c9e0b" style:font-weight-asian="bold" style:font-weight-complex="bold"/>
    </style:style>
    <style:style style:name="P85" style:family="paragraph" style:parent-style-name="Standard" style:list-style-name="L12">
      <style:paragraph-properties fo:text-align="start" style:justify-single-word="false"/>
      <style:text-properties fo:font-weight="bold" officeooo:rsid="002e6482" officeooo:paragraph-rsid="002e6482" style:font-weight-asian="bold" style:font-weight-complex="bold"/>
    </style:style>
    <style:style style:name="P86" style:family="paragraph" style:parent-style-name="Standard" style:list-style-name="L13">
      <style:paragraph-properties fo:text-align="start" style:justify-single-word="false"/>
      <style:text-properties fo:font-weight="bold" officeooo:rsid="002e6482" officeooo:paragraph-rsid="002e6482" style:font-weight-asian="bold" style:font-weight-complex="bold"/>
    </style:style>
    <style:style style:name="P87" style:family="paragraph" style:parent-style-name="Standard" style:list-style-name="L14">
      <style:paragraph-properties fo:text-align="start" style:justify-single-word="false"/>
      <style:text-properties fo:font-weight="bold" officeooo:rsid="002e6482" officeooo:paragraph-rsid="002e6482" style:font-weight-asian="bold" style:font-weight-complex="bold"/>
    </style:style>
    <style:style style:name="P88" style:family="paragraph" style:parent-style-name="Standard" style:list-style-name="L14">
      <style:paragraph-properties fo:text-align="start" style:justify-single-word="false"/>
      <style:text-properties fo:font-weight="bold" officeooo:rsid="007def25" officeooo:paragraph-rsid="007def25" style:font-weight-asian="bold" style:font-weight-complex="bold"/>
    </style:style>
    <style:style style:name="P89" style:family="paragraph" style:parent-style-name="Standard" style:list-style-name="L15">
      <style:paragraph-properties fo:text-align="start" style:justify-single-word="false"/>
      <style:text-properties fo:font-weight="bold" officeooo:rsid="007fafa9" officeooo:paragraph-rsid="007fafa9" style:font-weight-asian="bold" style:font-weight-complex="bold"/>
    </style:style>
    <style:style style:name="P90" style:family="paragraph" style:parent-style-name="Standard" style:list-style-name="L16">
      <style:paragraph-properties fo:text-align="start" style:justify-single-word="false"/>
      <style:text-properties fo:font-weight="bold" officeooo:rsid="0036e5b9" officeooo:paragraph-rsid="0036e5b9" style:font-weight-asian="bold" style:font-weight-complex="bold"/>
    </style:style>
    <style:style style:name="P91" style:family="paragraph" style:parent-style-name="Standard" style:list-style-name="L17">
      <style:paragraph-properties fo:text-align="start" style:justify-single-word="false"/>
      <style:text-properties fo:font-weight="bold" officeooo:rsid="0036e5b9" officeooo:paragraph-rsid="0036e5b9" style:font-weight-asian="bold" style:font-weight-complex="bold"/>
    </style:style>
    <style:style style:name="P92" style:family="paragraph" style:parent-style-name="Standard" style:list-style-name="L17">
      <style:paragraph-properties fo:text-align="start" style:justify-single-word="false"/>
      <style:text-properties fo:font-weight="bold" officeooo:rsid="0038343a" officeooo:paragraph-rsid="0038343a" style:font-weight-asian="bold" style:font-weight-complex="bold"/>
    </style:style>
    <style:style style:name="P93" style:family="paragraph" style:parent-style-name="Standard" style:list-style-name="L18">
      <style:paragraph-properties fo:text-align="start" style:justify-single-word="false"/>
      <style:text-properties fo:font-weight="bold" officeooo:rsid="0038343a" officeooo:paragraph-rsid="0038343a" style:font-weight-asian="bold" style:font-weight-complex="bold"/>
    </style:style>
    <style:style style:name="P94" style:family="paragraph" style:parent-style-name="Standard" style:list-style-name="L19">
      <style:paragraph-properties fo:text-align="start" style:justify-single-word="false"/>
      <style:text-properties fo:font-weight="bold" officeooo:rsid="003ae04c" officeooo:paragraph-rsid="003ae04c" style:font-weight-asian="bold" style:font-weight-complex="bold"/>
    </style:style>
    <style:style style:name="P95" style:family="paragraph" style:parent-style-name="Standard" style:list-style-name="L20">
      <style:paragraph-properties fo:text-align="start" style:justify-single-word="false"/>
      <style:text-properties fo:font-weight="bold" officeooo:rsid="003ae04c" officeooo:paragraph-rsid="003ae04c" style:font-weight-asian="bold" style:font-weight-complex="bold"/>
    </style:style>
    <style:style style:name="P96" style:family="paragraph" style:parent-style-name="Standard" style:list-style-name="L21">
      <style:paragraph-properties fo:text-align="start" style:justify-single-word="false"/>
      <style:text-properties fo:font-weight="bold" officeooo:rsid="003ae04c" officeooo:paragraph-rsid="003ae04c" style:font-weight-asian="bold" style:font-weight-complex="bold"/>
    </style:style>
    <style:style style:name="P97" style:family="paragraph" style:parent-style-name="Standard" style:list-style-name="L22">
      <style:paragraph-properties fo:text-align="start" style:justify-single-word="false"/>
      <style:text-properties fo:font-weight="bold" officeooo:rsid="003cded5" officeooo:paragraph-rsid="003cded5" style:font-weight-asian="bold" style:font-weight-complex="bold"/>
    </style:style>
    <style:style style:name="P98" style:family="paragraph" style:parent-style-name="Standard" style:list-style-name="L22">
      <style:paragraph-properties fo:text-align="start" style:justify-single-word="false"/>
      <style:text-properties fo:font-weight="bold" officeooo:rsid="0059c15d" officeooo:paragraph-rsid="0059c15d" style:font-weight-asian="bold" style:font-weight-complex="bold"/>
    </style:style>
    <style:style style:name="P99" style:family="paragraph" style:parent-style-name="Standard" style:list-style-name="L23">
      <style:paragraph-properties fo:text-align="start" style:justify-single-word="false"/>
      <style:text-properties fo:font-weight="bold" officeooo:rsid="003e8343" officeooo:paragraph-rsid="003e8343" style:font-weight-asian="bold" style:font-weight-complex="bold"/>
    </style:style>
    <style:style style:name="P100" style:family="paragraph" style:parent-style-name="Standard" style:list-style-name="L24">
      <style:paragraph-properties fo:text-align="start" style:justify-single-word="false"/>
      <style:text-properties fo:font-weight="bold" officeooo:rsid="00408165" officeooo:paragraph-rsid="00408165" style:font-weight-asian="bold" style:font-weight-complex="bold"/>
    </style:style>
    <style:style style:name="P101" style:family="paragraph" style:parent-style-name="Standard" style:list-style-name="L25">
      <style:paragraph-properties fo:text-align="start" style:justify-single-word="false"/>
      <style:text-properties fo:font-weight="bold" officeooo:rsid="00408165" officeooo:paragraph-rsid="00408165" style:font-weight-asian="bold" style:font-weight-complex="bold"/>
    </style:style>
    <style:style style:name="P102" style:family="paragraph" style:parent-style-name="Standard" style:list-style-name="L26">
      <style:paragraph-properties fo:text-align="start" style:justify-single-word="false"/>
      <style:text-properties fo:font-weight="bold" officeooo:rsid="00459079" officeooo:paragraph-rsid="00459079" style:font-weight-asian="bold" style:font-weight-complex="bold"/>
    </style:style>
    <style:style style:name="P103" style:family="paragraph" style:parent-style-name="Standard" style:list-style-name="L41">
      <style:paragraph-properties fo:text-align="start" style:justify-single-word="false"/>
      <style:text-properties fo:font-weight="bold" officeooo:rsid="00459079" officeooo:paragraph-rsid="00459079" style:font-weight-asian="bold" style:font-weight-complex="bold"/>
    </style:style>
    <style:style style:name="P104" style:family="paragraph" style:parent-style-name="Standard" style:list-style-name="L26">
      <style:paragraph-properties fo:text-align="start" style:justify-single-word="false"/>
      <style:text-properties fo:font-weight="bold" officeooo:rsid="0046a68c" officeooo:paragraph-rsid="0046a68c" style:font-weight-asian="bold" style:font-weight-complex="bold"/>
    </style:style>
    <style:style style:name="P105" style:family="paragraph" style:parent-style-name="Standard" style:list-style-name="L27">
      <style:paragraph-properties fo:text-align="start" style:justify-single-word="false"/>
      <style:text-properties fo:font-weight="bold" officeooo:rsid="004a9f52" officeooo:paragraph-rsid="004a9f52" style:font-weight-asian="bold" style:font-weight-complex="bold"/>
    </style:style>
    <style:style style:name="P106" style:family="paragraph" style:parent-style-name="Standard" style:list-style-name="L28">
      <style:paragraph-properties fo:text-align="start" style:justify-single-word="false"/>
      <style:text-properties fo:font-weight="bold" officeooo:rsid="004a9f52" officeooo:paragraph-rsid="004a9f52" style:font-weight-asian="bold" style:font-weight-complex="bold"/>
    </style:style>
    <style:style style:name="P107" style:family="paragraph" style:parent-style-name="Standard" style:list-style-name="L29">
      <style:paragraph-properties fo:text-align="start" style:justify-single-word="false"/>
      <style:text-properties fo:font-weight="bold" officeooo:rsid="004a9f52" officeooo:paragraph-rsid="004a9f52" style:font-weight-asian="bold" style:font-weight-complex="bold"/>
    </style:style>
    <style:style style:name="P108" style:family="paragraph" style:parent-style-name="Standard" style:list-style-name="L29">
      <style:paragraph-properties fo:text-align="start" style:justify-single-word="false"/>
      <style:text-properties fo:font-weight="bold" officeooo:rsid="004c2777" officeooo:paragraph-rsid="004c2777" style:font-weight-asian="bold" style:font-weight-complex="bold"/>
    </style:style>
    <style:style style:name="P109" style:family="paragraph" style:parent-style-name="Standard" style:list-style-name="L30">
      <style:paragraph-properties fo:text-align="start" style:justify-single-word="false"/>
      <style:text-properties fo:font-weight="bold" officeooo:rsid="004e770e" officeooo:paragraph-rsid="004e770e" style:font-weight-asian="bold" style:font-weight-complex="bold"/>
    </style:style>
    <style:style style:name="P110" style:family="paragraph" style:parent-style-name="Standard" style:list-style-name="L31">
      <style:paragraph-properties fo:text-align="start" style:justify-single-word="false"/>
      <style:text-properties fo:font-weight="bold" officeooo:rsid="004e770e" officeooo:paragraph-rsid="004e770e" style:font-weight-asian="bold" style:font-weight-complex="bold"/>
    </style:style>
    <style:style style:name="P111" style:family="paragraph" style:parent-style-name="Standard" style:list-style-name="L32">
      <style:paragraph-properties fo:text-align="start" style:justify-single-word="false"/>
      <style:text-properties fo:font-weight="bold" officeooo:rsid="004fe9d8" officeooo:paragraph-rsid="004fe9d8" style:font-weight-asian="bold" style:font-weight-complex="bold"/>
    </style:style>
    <style:style style:name="P112" style:family="paragraph" style:parent-style-name="Standard" style:list-style-name="L33">
      <style:paragraph-properties fo:text-align="start" style:justify-single-word="false"/>
      <style:text-properties fo:font-weight="bold" officeooo:rsid="00739d0a" officeooo:paragraph-rsid="00739d0a" style:font-weight-asian="bold" style:font-weight-complex="bold"/>
    </style:style>
    <style:style style:name="P113" style:family="paragraph" style:parent-style-name="Standard" style:list-style-name="L34">
      <style:paragraph-properties fo:text-align="start" style:justify-single-word="false"/>
      <style:text-properties fo:font-weight="bold" officeooo:rsid="00739d0a" officeooo:paragraph-rsid="00739d0a" style:font-weight-asian="bold" style:font-weight-complex="bold"/>
    </style:style>
    <style:style style:name="P114" style:family="paragraph" style:parent-style-name="Standard" style:list-style-name="L34">
      <style:paragraph-properties fo:text-align="start" style:justify-single-word="false"/>
      <style:text-properties fo:font-weight="bold" officeooo:rsid="00753a63" officeooo:paragraph-rsid="00753a63" style:font-weight-asian="bold" style:font-weight-complex="bold"/>
    </style:style>
    <style:style style:name="P115" style:family="paragraph" style:parent-style-name="Standard" style:list-style-name="L35">
      <style:paragraph-properties fo:text-align="start" style:justify-single-word="false"/>
      <style:text-properties fo:font-weight="bold" officeooo:rsid="0077ea00" officeooo:paragraph-rsid="0077ea00" style:font-weight-asian="bold" style:font-weight-complex="bold"/>
    </style:style>
    <style:style style:name="P116" style:family="paragraph" style:parent-style-name="Standard" style:list-style-name="L36">
      <style:paragraph-properties fo:text-align="start" style:justify-single-word="false"/>
      <style:text-properties fo:font-weight="bold" officeooo:rsid="0077ea00" officeooo:paragraph-rsid="0077ea00" style:font-weight-asian="bold" style:font-weight-complex="bold"/>
    </style:style>
    <style:style style:name="P117" style:family="paragraph" style:parent-style-name="Standard" style:list-style-name="L37">
      <style:paragraph-properties fo:text-align="start" style:justify-single-word="false"/>
      <style:text-properties fo:font-weight="bold" officeooo:rsid="00785acb" officeooo:paragraph-rsid="00785acb" style:font-weight-asian="bold" style:font-weight-complex="bold"/>
    </style:style>
    <style:style style:name="P118" style:family="paragraph" style:parent-style-name="Standard" style:list-style-name="L38">
      <style:paragraph-properties fo:text-align="start" style:justify-single-word="false"/>
      <style:text-properties fo:font-weight="bold" officeooo:rsid="00788d19" officeooo:paragraph-rsid="00788d19" style:font-weight-asian="bold" style:font-weight-complex="bold"/>
    </style:style>
    <style:style style:name="P119" style:family="paragraph" style:parent-style-name="Standard" style:list-style-name="L39">
      <style:paragraph-properties fo:text-align="start" style:justify-single-word="false"/>
      <style:text-properties fo:font-weight="bold" officeooo:rsid="007976e2" officeooo:paragraph-rsid="007976e2" style:font-weight-asian="bold" style:font-weight-complex="bold"/>
    </style:style>
    <style:style style:name="P120" style:family="paragraph" style:parent-style-name="Standard" style:list-style-name="L40">
      <style:paragraph-properties fo:text-align="start" style:justify-single-word="false"/>
      <style:text-properties fo:font-weight="bold" officeooo:rsid="00845506" officeooo:paragraph-rsid="00845506" style:font-weight-asian="bold" style:font-weight-complex="bold"/>
    </style:style>
    <style:style style:name="P121" style:family="paragraph" style:parent-style-name="Standard" style:list-style-name="L42">
      <style:paragraph-properties fo:text-align="start" style:justify-single-word="false"/>
      <style:text-properties fo:font-weight="bold" officeooo:rsid="005b7f9a" officeooo:paragraph-rsid="005b7f9a" style:font-weight-asian="bold" style:font-weight-complex="bold"/>
    </style:style>
    <style:style style:name="P122" style:family="paragraph" style:parent-style-name="Standard" style:list-style-name="L44">
      <style:paragraph-properties fo:text-align="start" style:justify-single-word="false"/>
      <style:text-properties fo:font-weight="bold" officeooo:rsid="005b7f9a" officeooo:paragraph-rsid="008a8650" style:font-weight-asian="bold" style:font-weight-complex="bold"/>
    </style:style>
    <style:style style:name="P123" style:family="paragraph" style:parent-style-name="Standard" style:list-style-name="L46">
      <style:paragraph-properties fo:text-align="start" style:justify-single-word="false"/>
      <style:text-properties fo:font-weight="bold" officeooo:rsid="005b7f9a" officeooo:paragraph-rsid="005b7f9a" style:font-weight-asian="bold" style:font-weight-complex="bold"/>
    </style:style>
    <style:style style:name="P124" style:family="paragraph" style:parent-style-name="Standard" style:list-style-name="L47">
      <style:paragraph-properties fo:text-align="start" style:justify-single-word="false"/>
      <style:text-properties fo:font-weight="bold" officeooo:rsid="005b7f9a" officeooo:paragraph-rsid="005b7f9a" style:font-weight-asian="bold" style:font-weight-complex="bold"/>
    </style:style>
    <style:style style:name="P125" style:family="paragraph" style:parent-style-name="Standard" style:list-style-name="L43">
      <style:paragraph-properties fo:text-align="start" style:justify-single-word="false"/>
      <style:text-properties fo:font-weight="bold" officeooo:rsid="008485b7" officeooo:paragraph-rsid="008485b7" style:font-weight-asian="bold" style:font-weight-complex="bold"/>
    </style:style>
    <style:style style:name="P126" style:family="paragraph" style:parent-style-name="Standard" style:list-style-name="L44">
      <style:paragraph-properties fo:text-align="start" style:justify-single-word="false"/>
      <style:text-properties fo:font-weight="bold" officeooo:rsid="008a8650" officeooo:paragraph-rsid="008a8650" style:font-weight-asian="bold" style:font-weight-complex="bold"/>
    </style:style>
    <style:style style:name="P127" style:family="paragraph" style:parent-style-name="Standard" style:list-style-name="L48">
      <style:paragraph-properties fo:text-align="start" style:justify-single-word="false"/>
      <style:text-properties fo:font-weight="bold" officeooo:rsid="005e7924" officeooo:paragraph-rsid="005e7924" style:font-weight-asian="bold" style:font-weight-complex="bold"/>
    </style:style>
    <style:style style:name="P128" style:family="paragraph" style:parent-style-name="Standard" style:list-style-name="L49">
      <style:paragraph-properties fo:text-align="start" style:justify-single-word="false"/>
      <style:text-properties fo:font-weight="bold" officeooo:rsid="005fbf5e" officeooo:paragraph-rsid="005fbf5e" style:font-weight-asian="bold" style:font-weight-complex="bold"/>
    </style:style>
    <style:style style:name="P129" style:family="paragraph" style:parent-style-name="Standard" style:list-style-name="L50">
      <style:paragraph-properties fo:text-align="start" style:justify-single-word="false"/>
      <style:text-properties fo:font-weight="bold" officeooo:rsid="005fbf5e" officeooo:paragraph-rsid="005fbf5e" style:font-weight-asian="bold" style:font-weight-complex="bold"/>
    </style:style>
    <style:style style:name="P130" style:family="paragraph" style:parent-style-name="Standard" style:list-style-name="L51">
      <style:paragraph-properties fo:text-align="start" style:justify-single-word="false"/>
      <style:text-properties fo:font-weight="bold" officeooo:rsid="005fbf5e" officeooo:paragraph-rsid="005fbf5e" style:font-weight-asian="bold" style:font-weight-complex="bold"/>
    </style:style>
    <style:style style:name="P131" style:family="paragraph" style:parent-style-name="Standard" style:list-style-name="L52">
      <style:paragraph-properties fo:text-align="start" style:justify-single-word="false"/>
      <style:text-properties fo:font-weight="bold" officeooo:rsid="0060f46a" officeooo:paragraph-rsid="0060f46a" style:font-weight-asian="bold" style:font-weight-complex="bold"/>
    </style:style>
    <style:style style:name="P132" style:family="paragraph" style:parent-style-name="Standard" style:list-style-name="L52">
      <style:paragraph-properties fo:text-align="start" style:justify-single-word="false"/>
      <style:text-properties fo:font-weight="bold" officeooo:rsid="00620af8" officeooo:paragraph-rsid="00620af8" style:font-weight-asian="bold" style:font-weight-complex="bold"/>
    </style:style>
    <style:style style:name="P133" style:family="paragraph" style:parent-style-name="Standard" style:list-style-name="L53">
      <style:paragraph-properties fo:text-align="start" style:justify-single-word="false"/>
      <style:text-properties fo:font-weight="bold" officeooo:rsid="005726b2" officeooo:paragraph-rsid="005726b2" style:font-weight-asian="bold" style:font-weight-complex="bold"/>
    </style:style>
    <style:style style:name="P134" style:family="paragraph" style:parent-style-name="Standard" style:list-style-name="L54">
      <style:paragraph-properties fo:text-align="start" style:justify-single-word="false"/>
      <style:text-properties fo:font-weight="bold" officeooo:rsid="005726b2" officeooo:paragraph-rsid="005726b2" style:font-weight-asian="bold" style:font-weight-complex="bold"/>
    </style:style>
    <style:style style:name="P135" style:family="paragraph" style:parent-style-name="Standard" style:list-style-name="L55">
      <style:paragraph-properties fo:text-align="start" style:justify-single-word="false"/>
      <style:text-properties fo:font-weight="bold" officeooo:rsid="0063deab" officeooo:paragraph-rsid="0063deab" style:font-weight-asian="bold" style:font-weight-complex="bold"/>
    </style:style>
    <style:style style:name="P136" style:family="paragraph" style:parent-style-name="Standard" style:list-style-name="L56">
      <style:paragraph-properties fo:text-align="start" style:justify-single-word="false"/>
      <style:text-properties fo:font-weight="bold" officeooo:rsid="0063deab" officeooo:paragraph-rsid="0063deab" style:font-weight-asian="bold" style:font-weight-complex="bold"/>
    </style:style>
    <style:style style:name="P137" style:family="paragraph" style:parent-style-name="Standard" style:list-style-name="L57">
      <style:paragraph-properties fo:text-align="start" style:justify-single-word="false"/>
      <style:text-properties fo:font-weight="bold" officeooo:rsid="0063deab" officeooo:paragraph-rsid="0063deab" style:font-weight-asian="bold" style:font-weight-complex="bold"/>
    </style:style>
    <style:style style:name="P138" style:family="paragraph" style:parent-style-name="Standard" style:list-style-name="L58">
      <style:paragraph-properties fo:text-align="start" style:justify-single-word="false"/>
      <style:text-properties fo:font-weight="bold" officeooo:rsid="006404e8" officeooo:paragraph-rsid="006404e8" style:font-weight-asian="bold" style:font-weight-complex="bold"/>
    </style:style>
    <style:style style:name="P139" style:family="paragraph" style:parent-style-name="Standard" style:list-style-name="L60">
      <style:paragraph-properties fo:text-align="start" style:justify-single-word="false"/>
      <style:text-properties fo:font-weight="bold" officeooo:rsid="0067c7f5" officeooo:paragraph-rsid="0067c7f5" style:font-weight-asian="bold" style:font-weight-complex="bold"/>
    </style:style>
    <style:style style:name="P140" style:family="paragraph" style:parent-style-name="Standard" style:list-style-name="L61">
      <style:paragraph-properties fo:text-align="start" style:justify-single-word="false"/>
      <style:text-properties fo:font-weight="bold" officeooo:rsid="006973b8" officeooo:paragraph-rsid="006973b8" style:font-weight-asian="bold" style:font-weight-complex="bold"/>
    </style:style>
    <style:style style:name="P141" style:family="paragraph" style:parent-style-name="Standard" style:list-style-name="L62">
      <style:paragraph-properties fo:text-align="start" style:justify-single-word="false"/>
      <style:text-properties fo:font-weight="bold" officeooo:rsid="006cfae1" officeooo:paragraph-rsid="006cfae1" style:font-weight-asian="bold" style:font-weight-complex="bold"/>
    </style:style>
    <style:style style:name="P142" style:family="paragraph" style:parent-style-name="Standard" style:list-style-name="L63">
      <style:paragraph-properties fo:text-align="start" style:justify-single-word="false"/>
      <style:text-properties fo:font-weight="bold" officeooo:rsid="006e7f21" officeooo:paragraph-rsid="006cfae1" style:font-weight-asian="bold" style:font-weight-complex="bold"/>
    </style:style>
    <style:style style:name="P143" style:family="paragraph" style:parent-style-name="Standard" style:list-style-name="L64">
      <style:paragraph-properties fo:text-align="start" style:justify-single-word="false"/>
      <style:text-properties fo:font-weight="bold" officeooo:rsid="006e7f21" officeooo:paragraph-rsid="006e7f21" style:font-weight-asian="bold" style:font-weight-complex="bold"/>
    </style:style>
    <style:style style:name="P144" style:family="paragraph" style:parent-style-name="Standard" style:list-style-name="L64">
      <style:paragraph-properties fo:text-align="start" style:justify-single-word="false"/>
      <style:text-properties fo:font-weight="bold" officeooo:rsid="006e9558" officeooo:paragraph-rsid="006e9558" style:font-weight-asian="bold" style:font-weight-complex="bold"/>
    </style:style>
    <style:style style:name="P145" style:family="paragraph" style:parent-style-name="Standard" style:list-style-name="L64">
      <style:paragraph-properties fo:text-align="start" style:justify-single-word="false"/>
      <style:text-properties fo:font-weight="bold" officeooo:rsid="0070293e" officeooo:paragraph-rsid="0070293e" style:font-weight-asian="bold" style:font-weight-complex="bold"/>
    </style:style>
    <style:style style:name="P146" style:family="paragraph" style:parent-style-name="Standard" style:list-style-name="L4">
      <style:paragraph-properties fo:text-align="start" style:justify-single-word="false"/>
      <style:text-properties officeooo:rsid="0020ed25" officeooo:paragraph-rsid="0023985e"/>
    </style:style>
    <style:style style:name="P147" style:family="paragraph" style:parent-style-name="Standard" style:list-style-name="L4">
      <style:paragraph-properties fo:text-align="start" style:justify-single-word="false"/>
      <style:text-properties officeooo:rsid="0020ed25" officeooo:paragraph-rsid="0020ed25"/>
    </style:style>
    <style:style style:name="P148" style:family="paragraph" style:parent-style-name="Standard" style:list-style-name="L4">
      <style:paragraph-properties fo:text-align="start" style:justify-single-word="false"/>
      <style:text-properties officeooo:rsid="0023985e" officeooo:paragraph-rsid="0023985e"/>
    </style:style>
    <style:style style:name="P149" style:family="paragraph" style:parent-style-name="Standard" style:list-style-name="L10">
      <style:paragraph-properties fo:text-align="start" style:justify-single-word="false"/>
      <style:text-properties officeooo:paragraph-rsid="002bedee"/>
    </style:style>
    <style:style style:name="P150" style:family="paragraph" style:parent-style-name="Standard" style:list-style-name="L18">
      <style:paragraph-properties fo:text-align="start" style:justify-single-word="false"/>
      <style:text-properties officeooo:paragraph-rsid="0038343a"/>
    </style:style>
    <style:style style:name="P151" style:family="paragraph" style:parent-style-name="Standard" style:list-style-name="L26">
      <style:paragraph-properties fo:text-align="start" style:justify-single-word="false"/>
      <style:text-properties officeooo:paragraph-rsid="0046a68c"/>
    </style:style>
    <style:style style:name="P152" style:family="paragraph" style:parent-style-name="Standard" style:list-style-name="L45">
      <style:paragraph-properties fo:text-align="start" style:justify-single-word="false"/>
      <style:text-properties officeooo:paragraph-rsid="005b7f9a"/>
    </style:style>
    <style:style style:name="P153" style:family="paragraph" style:parent-style-name="Standard" style:list-style-name="L61">
      <style:paragraph-properties fo:text-align="start" style:justify-single-word="false"/>
      <style:text-properties officeooo:paragraph-rsid="006b6af5"/>
    </style:style>
    <style:style style:name="P154" style:family="paragraph" style:parent-style-name="Standard" style:list-style-name="L59">
      <style:paragraph-properties fo:text-align="start" style:justify-single-word="false"/>
      <style:text-properties officeooo:rsid="006404e8" officeooo:paragraph-rsid="006404e8"/>
    </style:style>
    <style:style style:name="P155" style:family="paragraph" style:parent-style-name="Standard" style:list-style-name="L63">
      <style:paragraph-properties fo:text-align="start" style:justify-single-word="false"/>
      <style:text-properties officeooo:rsid="006cfae1" officeooo:paragraph-rsid="006cfae1"/>
    </style:style>
    <style:style style:name="P156" style:family="paragraph" style:parent-style-name="Standard" style:list-style-name="L64">
      <style:paragraph-properties fo:text-align="start" style:justify-single-word="false"/>
      <style:text-properties officeooo:rsid="0070293e" officeooo:paragraph-rsid="007029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818" style:font-weight-asian="bold" style:font-weight-complex="bold"/>
    </style:style>
    <style:style style:name="T3" style:family="text">
      <style:text-properties fo:font-weight="bold" officeooo:rsid="00201e48" style:font-weight-asian="bold" style:font-weight-complex="bold"/>
    </style:style>
    <style:style style:name="T4" style:family="text">
      <style:text-properties fo:font-weight="bold" officeooo:rsid="00223893" style:font-weight-asian="bold" style:font-weight-complex="bold"/>
    </style:style>
    <style:style style:name="T5" style:family="text">
      <style:text-properties fo:font-weight="bold" officeooo:rsid="00247dce" style:font-weight-asian="bold" style:font-weight-complex="bold"/>
    </style:style>
    <style:style style:name="T6" style:family="text">
      <style:text-properties fo:font-weight="bold" officeooo:rsid="00265ff3" style:font-weight-asian="bold" style:font-weight-complex="bold"/>
    </style:style>
    <style:style style:name="T7" style:family="text">
      <style:text-properties fo:font-weight="bold" officeooo:rsid="002bedee" style:font-weight-asian="bold" style:font-weight-complex="bold"/>
    </style:style>
    <style:style style:name="T8" style:family="text">
      <style:text-properties fo:font-weight="bold" officeooo:rsid="002c9e0b" style:font-weight-asian="bold" style:font-weight-complex="bold"/>
    </style:style>
    <style:style style:name="T9" style:family="text">
      <style:text-properties fo:font-weight="bold" officeooo:rsid="0038343a" style:font-weight-asian="bold" style:font-weight-complex="bold"/>
    </style:style>
    <style:style style:name="T10" style:family="text">
      <style:text-properties fo:font-weight="bold" officeooo:rsid="003a2904" style:font-weight-asian="bold" style:font-weight-complex="bold"/>
    </style:style>
    <style:style style:name="T11" style:family="text">
      <style:text-properties fo:font-weight="bold" officeooo:rsid="0046a68c" style:font-weight-asian="bold" style:font-weight-complex="bold"/>
    </style:style>
    <style:style style:name="T12" style:family="text">
      <style:text-properties fo:font-weight="bold" officeooo:rsid="0063deab" style:font-weight-asian="bold" style:font-weight-complex="bold"/>
    </style:style>
    <style:style style:name="T13" style:family="text">
      <style:text-properties fo:font-weight="bold" officeooo:rsid="00653884" style:font-weight-asian="bold" style:font-weight-complex="bold"/>
    </style:style>
    <style:style style:name="T14" style:family="text">
      <style:text-properties fo:font-weight="bold" officeooo:rsid="00679f17" style:font-weight-asian="bold" style:font-weight-complex="bold"/>
    </style:style>
    <style:style style:name="T15" style:family="text">
      <style:text-properties fo:font-weight="bold" officeooo:rsid="0067c7f5" style:font-weight-asian="bold" style:font-weight-complex="bold"/>
    </style:style>
    <style:style style:name="T16" style:family="text">
      <style:text-properties fo:font-weight="bold" officeooo:rsid="006973b8" style:font-weight-asian="bold" style:font-weight-complex="bold"/>
    </style:style>
    <style:style style:name="T17" style:family="text">
      <style:text-properties fo:font-weight="bold" officeooo:rsid="006cfae1" style:font-weight-asian="bold" style:font-weight-complex="bold"/>
    </style:style>
    <style:style style:name="T18" style:family="text">
      <style:text-properties fo:font-weight="bold" officeooo:rsid="006e7f21" style:font-weight-asian="bold" style:font-weight-complex="bold"/>
    </style:style>
    <style:style style:name="T19" style:family="text">
      <style:text-properties fo:font-weight="bold" officeooo:rsid="00788d19" style:font-weight-asian="bold" style:font-weight-complex="bold"/>
    </style:style>
    <style:style style:name="T20" style:family="text">
      <style:text-properties fo:font-weight="bold" officeooo:rsid="008485b7" style:font-weight-asian="bold" style:font-weight-complex="bold"/>
    </style:style>
    <style:style style:name="T21" style:family="text">
      <style:text-properties fo:font-weight="bold" officeooo:rsid="005b7f9a" style:font-weight-asian="bold" style:font-weight-complex="bold"/>
    </style:style>
    <style:style style:name="T22" style:family="text">
      <style:text-properties fo:font-weight="bold" officeooo:rsid="0084dbf3" style:font-weight-asian="bold" style:font-weight-complex="bold"/>
    </style:style>
    <style:style style:name="T23" style:family="text">
      <style:text-properties officeooo:rsid="002bba44"/>
    </style:style>
    <style:style style:name="T24" style:family="text">
      <style:text-properties officeooo:rsid="002bedee"/>
    </style:style>
    <style:style style:name="T25" style:family="text">
      <style:text-properties officeooo:rsid="00305870"/>
    </style:style>
    <style:style style:name="T26" style:family="text">
      <style:text-properties officeooo:rsid="0033779a"/>
    </style:style>
    <style:style style:name="T27" style:family="text">
      <style:text-properties officeooo:rsid="003cded5"/>
    </style:style>
    <style:style style:name="T28" style:family="text">
      <style:text-properties officeooo:rsid="00408165"/>
    </style:style>
    <style:style style:name="T29" style:family="text">
      <style:text-properties officeooo:rsid="00429398"/>
    </style:style>
    <style:style style:name="T30" style:family="text">
      <style:text-properties officeooo:rsid="004802a5"/>
    </style:style>
    <style:style style:name="T31" style:family="text">
      <style:text-properties officeooo:rsid="004a9f52"/>
    </style:style>
    <style:style style:name="T32" style:family="text">
      <style:text-properties officeooo:rsid="004c692b"/>
    </style:style>
    <style:style style:name="T33" style:family="text">
      <style:text-properties officeooo:rsid="004da6e5"/>
    </style:style>
    <style:style style:name="T34" style:family="text">
      <style:text-properties officeooo:rsid="005946b5"/>
    </style:style>
    <style:style style:name="T35" style:family="text">
      <style:text-properties officeooo:rsid="0059b824"/>
    </style:style>
    <style:style style:name="T36" style:family="text">
      <style:text-properties officeooo:rsid="0059c15d"/>
    </style:style>
    <style:style style:name="T37" style:family="text">
      <style:text-properties officeooo:rsid="005b78e4"/>
    </style:style>
    <style:style style:name="T38" style:family="text">
      <style:text-properties officeooo:rsid="005d4d48"/>
    </style:style>
    <style:style style:name="T39" style:family="text">
      <style:text-properties officeooo:rsid="0063deab"/>
    </style:style>
    <style:style style:name="T40" style:family="text">
      <style:text-properties fo:color="#000000" style:text-underline-style="none" fo:font-weight="bold" officeooo:rsid="006e7f21" style:font-weight-asian="bold" style:font-weight-complex="bold"/>
    </style:style>
    <style:style style:name="T41" style:family="text">
      <style:text-properties officeooo:rsid="00739d0a"/>
    </style:style>
    <style:style style:name="T42" style:family="text">
      <style:text-properties officeooo:rsid="007a72ad"/>
    </style:style>
    <style:style style:name="T43" style:family="text">
      <style:text-properties officeooo:rsid="007def25"/>
    </style:style>
    <style:style style:name="T44" style:family="text">
      <style:text-properties officeooo:rsid="00818e65"/>
    </style:style>
    <style:style style:name="T45" style:family="text">
      <style:text-properties officeooo:rsid="008282e1"/>
    </style:style>
    <style:style style:name="T46" style:family="text">
      <style:text-properties officeooo:rsid="0082d305"/>
    </style:style>
    <style:style style:name="T47" style:family="text">
      <style:text-properties officeooo:rsid="008779ca"/>
    </style:style>
    <style:style style:name="T48" style:family="text">
      <style:text-properties officeooo:rsid="0088fa4b"/>
    </style:style>
    <style:style style:name="T49" style:family="text">
      <style:text-properties officeooo:rsid="008a865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CSS</text:span></text:p>
      <text:p text:style-name="P5">1) What is css ? </text:p>
      <text:list xml:id="list1664460126019426192" text:style-name="L1">
        <text:list-item>
          <text:p text:style-name="P71">CSS stands for cascade style sheet</text:p>
        </text:list-item>
        <text:list-item>
          <text:p text:style-name="P71">By using css, we can apply styles to the HTML web pages. </text:p>
        </text:list-item>
        <text:list-item>
          <text:p text:style-name="P71">Styles like background color, font color, border, width, size ...</text:p>
          <text:p text:style-name="P71"/>
        </text:list-item>
      </text:list>
      <text:p text:style-name="P5">2) <text:s/>Type of css or how do define css to the html web pages?</text:p>
      <text:list xml:id="list4038777588202241693" text:style-name="L2">
        <text:list-item>
          <text:p text:style-name="P72">External style <text:s/>- Writting all styles in different file and include using link tag</text:p>
        </text:list-item>
        <text:list-item>
          <text:p text:style-name="P72">Internal style <text:s/>- Wrtitting all styles in html page in the top of the page wiht style tag.</text:p>
        </text:list-item>
        <text:list-item>
          <text:p text:style-name="P72">Inline style – Writting style to each tag using style attribute. </text:p>
        </text:list-item>
      </text:list>
      <text:p text:style-name="P5"/>
      <text:p text:style-name="P2"><text:span text:style-name="T1">3) Difference between </text:span><text:span text:style-name="T3">margin</text:span><text:span text:style-name="T1"> and </text:span><text:span text:style-name="T3">padding</text:span><text:span text:style-name="T1"> ?</text:span></text:p>
      <text:list xml:id="list8209685518219078010" text:style-name="L3">
        <text:list-item>
          <text:p text:style-name="P73">Both margin and padding are used to provide the space around the element. </text:p>
        </text:list-item>
        <text:list-item>
          <text:p text:style-name="P73">Margin is the space outside of an element border, but padding is the space inside of an element border. </text:p>
        </text:list-item>
      </text:list>
      <text:p text:style-name="P6"/>
      <text:p text:style-name="P6">4) What is css selector ?</text:p>
      <text:list xml:id="list7628897452716749061" text:style-name="L4">
        <text:list-item>
          <text:p text:style-name="P74">CSS selectors are used to find the element which you want to style. </text:p>
        </text:list-item>
        <text:list-item>
          <text:p text:style-name="P74">Types of CSS selectors</text:p>
          <text:list>
            <text:list-item>
              <text:p text:style-name="P146"><text:span text:style-name="T1">Simple </text:span><text:span text:style-name="T4">selectors</text:span><text:span text:style-name="T1"> – Select the element using name, id or class</text:span></text:p>
              <text:list>
                <text:list-item>
                  <text:p text:style-name="P147"><text:span text:style-name="T1">Example p{color:red}, #topheader{background:</text:span><text:span text:style-name="T4">red</text:span><text:span text:style-name="T1">}, .</text:span><text:span text:style-name="T4">topmenu{color:green}</text:span></text:p>
                </text:list-item>
              </text:list>
            </text:list-item>
            <text:list-item>
              <text:p text:style-name="P75">Combinator selectors – Select the element using relation between them</text:p>
              <text:list>
                <text:list-item>
                  <text:p text:style-name="P75">Example div p{color:red}, div&gt;p{color:red}, div+p{color:red}, div~p{color:red}</text:p>
                </text:list-item>
              </text:list>
            </text:list-item>
            <text:list-item>
              <text:p text:style-name="P75">Attribute selectors – Select the element using attribute or attribute value</text:p>
              <text:list>
                <text:list-item>
                  <text:p text:style-name="P75">Example a[target]{color:red}, input[type=’text’]{width:150px}</text:p>
                </text:list-item>
              </text:list>
            </text:list-item>
            <text:list-item>
              <text:p text:style-name="P148"><text:span text:style-name="T1">pseudo-class </text:span><text:span text:style-name="T4">selectors</text:span><text:span text:style-name="T1"> – Select the element using based on certain state</text:span></text:p>
              <text:list>
                <text:list-item>
                  <text:p text:style-name="P76">Example a:cover{color:red}, a:visited{color:green}</text:p>
                </text:list-item>
              </text:list>
            </text:list-item>
            <text:list-item>
              <text:p text:style-name="P148"><text:span text:style-name="T1">pseudo-elements </text:span><text:span text:style-name="T4">selectors - </text:span><text:span text:style-name="T1"><text:s/>Select and style the part of the element</text:span></text:p>
              <text:list>
                <text:list-item>
                  <text:p text:style-name="P76">Example p::first-line{color:red}, p::first-letter{color:red}</text:p>
                </text:list-item>
              </text:list>
            </text:list-item>
          </text:list>
          <text:p text:style-name="P74"/>
        </text:list-item>
      </text:list>
      <text:p text:style-name="P3"><text:span text:style-name="T1">5) </text:span><text:span text:style-name="T5">Types of position states ?</text:span></text:p>
      <text:list xml:id="list5944910225729304459" text:style-name="L5">
        <text:list-item>
          <text:p text:style-name="P77">static(default)</text:p>
        </text:list-item>
        <text:list-item>
          <text:p text:style-name="P77">Fixed</text:p>
        </text:list-item>
        <text:list-item>
          <text:p text:style-name="P77">absolute</text:p>
        </text:list-item>
        <text:list-item>
          <text:p text:style-name="P77">relative</text:p>
          <text:p text:style-name="P77"/>
        </text:list-item>
      </text:list>
      <text:p text:style-name="P4"><text:span text:style-name="T1">6) </text:span><text:span text:style-name="T6">Difference between relative and absolute position state</text:span></text:p>
      <text:list xml:id="list4329121274686971757" text:style-name="L6">
        <text:list-item>
          <text:p text:style-name="P78">relative – It is positioned the element from its original position</text:p>
        </text:list-item>
        <text:list-item>
          <text:p text:style-name="P78">absolute – It is positioned based on parent element position state. If paret element doesn’t have relative position, it is positioned from document body(for ex: from top of the page, from left corner of the page). </text:p>
        </text:list-item>
      </text:list>
      <text:p text:style-name="P7"/>
      <text:p text:style-name="P7">7) What is the use of ‘!important’ in css ?</text:p>
      <text:list xml:id="list3671589743895918755" text:style-name="L7">
        <text:list-item>
          <text:p text:style-name="P79">In css, !important means that ‘this is important’ than normal property</text:p>
        </text:list-item>
        <text:list-item>
          <text:p text:style-name="P79">When we use external style, but we need to change to specific page or section, in this situation, we use !important to change the style. </text:p>
        </text:list-item>
      </text:list>
      <text:p text:style-name="P7"/>
      <text:p text:style-name="P7"/>
      <text:p text:style-name="P7"/>
      <text:p text:style-name="P7"/>
      <text:p text:style-name="P65"><text:soft-page-break/>Magento 2</text:p>
      <text:p text:style-name="P8"/>
      <text:p text:style-name="P9">1) <text:s/>What is the use <text:span text:style-name="T23">of env.php</text:span> file?</text:p>
      <text:p text:style-name="P9"/>
      <text:list xml:id="list2155729211681814201" text:style-name="L8">
        <text:list-item>
          <text:p text:style-name="P80">In Env config file, we can config the following items </text:p>
          <text:list>
            <text:list-item>
              <text:p text:style-name="P80">Database </text:p>
            </text:list-item>
            <text:list-item>
              <text:p text:style-name="P80">Admin frontend name <text:span text:style-name="T24">(Admin url)</text:span></text:p>
            </text:list-item>
            <text:list-item>
              <text:p text:style-name="P80">Encryption key</text:p>
              <text:p text:style-name="P80"/>
            </text:list-item>
          </text:list>
        </text:list-item>
      </text:list>
      <text:p text:style-name="P10">2) what is the use of config.php ?</text:p>
      <text:p text:style-name="P10"/>
      <text:list xml:id="list3527332969249048257" text:style-name="L9">
        <text:list-item>
          <text:p text:style-name="P82">In config file, we are able to see list of available modules with status. By changing, we can enable or disable module. </text:p>
          <text:p text:style-name="P82"/>
        </text:list-item>
      </text:list>
      <text:p text:style-name="P10">3) What is the use <text:span text:style-name="T42">of </text:span>bootstrap.php ?</text:p>
      <text:p text:style-name="P10"/>
      <text:list xml:id="list1759558181315074572" text:style-name="L10">
        <text:list-item>
          <text:p text:style-name="P149"><text:span text:style-name="T7">bootstrap.php file </text:span>w<text:span text:style-name="T1">hich performs essential initialization</text:span></text:p>
          <text:list>
            <text:list-item>
              <text:p text:style-name="P83">Error handling</text:p>
            </text:list-item>
            <text:list-item>
              <text:p text:style-name="P83">setting profiling option</text:p>
            </text:list-item>
            <text:list-item>
              <text:p text:style-name="P83">setting default timezone</text:p>
            </text:list-item>
            <text:list-item>
              <text:p text:style-name="P83">initialize autoloader<text:tab/></text:p>
              <text:p text:style-name="P83"/>
            </text:list-item>
          </text:list>
        </text:list-item>
      </text:list>
      <text:p text:style-name="P64"><text:span text:style-name="T8">4) </text:span><text:span text:style-name="T1">How to Create Setup, Upgrade, Uninstall Script in Magento 2</text:span><text:span text:style-name="T8"> ?</text:span></text:p>
      <text:p text:style-name="P11"/>
      <text:list xml:id="list7167633417867104293" text:style-name="L11">
        <text:list-item>
          <text:p text:style-name="P84">InstallShema.php =&gt; For creating table</text:p>
        </text:list-item>
        <text:list-item>
          <text:p text:style-name="P84">InstallData.php =&gt; For adding data into table</text:p>
        </text:list-item>
        <text:list-item>
          <text:p text:style-name="P84">UpgradeSchema.php =&gt; For updating table</text:p>
        </text:list-item>
        <text:list-item>
          <text:p text:style-name="P84">UpgradeData.php =&gt; For adding additional data into table</text:p>
        </text:list-item>
        <text:list-item>
          <text:p text:style-name="P84">Uninstall.php =&gt; drop the table</text:p>
        </text:list-item>
      </text:list>
      <text:p text:style-name="P11"/>
      <text:p text:style-name="P12">5) How do override the controller in Magento 2?</text:p>
      <text:p text:style-name="P12"/>
      <text:list xml:id="list6548588726276262154" text:style-name="L12">
        <text:list-item>
          <text:p text:style-name="P85">Create custom module</text:p>
        </text:list-item>
        <text:list-item>
          <text:p text:style-name="P85">Create di.xml file in the module etc folder</text:p>
        </text:list-item>
        <text:list-item>
          <text:p text:style-name="P85">Then add the following xml code </text:p>
          <text:list>
            <text:list-header>
              <text:p text:style-name="P81"/>
            </text:list-header>
          </text:list>
        </text:list-item>
      </text:list>
      <text:section text:style-name="Sect1" text:name="crayon-5dde0b7300b80918511149-9">
        <text:p text:style-name="P14">&lt;?xml version="1.0"?&gt;</text:p>
        <text:p text:style-name="P14"><text:s/></text:p>
        <text:p text:style-name="P14">&lt;config xmlns:xsi="http://www.w3.org/2001/XMLSchema-instance" xsi:noNamespaceSchemaLocation="../../../../../lib/internal/Magento/Framework/ObjectManager/etc/config.xsd"&gt;</text:p>
        <text:p text:style-name="P14"><text:s/></text:p>
        <text:p text:style-name="P14"><text:s text:c="3"/>&lt;preference for="Magento\Cms\Controller\Index\Index" type="[Name Space]\[Your Module]\Controller\Cms\Index" /&gt;</text:p>
        <text:p text:style-name="P14"><text:s/></text:p>
        <text:p text:style-name="P14">&lt;/config&gt;</text:p>
      </text:section>
      <text:p text:style-name="P9"/>
      <text:p text:style-name="P9"/>
      <text:list xml:id="list1593379757091735388" text:style-name="L13">
        <text:list-item>
          <text:p text:style-name="P86">Then add controller what you mentioned in the di.xml file and <text:span text:style-name="T25">which</text:span> controller should extend the controller which you need to override. </text:p>
        </text:list-item>
        <text:list-item>
          <text:p text:style-name="P86">Then enable the module. </text:p>
        </text:list-item>
      </text:list>
      <text:p text:style-name="P13"><text:soft-page-break/></text:p>
      <text:p text:style-name="P13">6) How do enable the module ?</text:p>
      <text:list xml:id="list2823988587843419960" text:style-name="L14">
        <text:list-item>
          <text:p text:style-name="P87">Magento 2 provide the commands for that. Please use the below commands </text:p>
          <text:list>
            <text:list-item>
              <text:p text:style-name="P88">php bin/magento module:status</text:p>
            </text:list-item>
            <text:list-item>
              <text:p text:style-name="P87">php bin/magento <text:span text:style-name="T43">module:enable </text:span>namespace_modulename</text:p>
            </text:list-item>
            <text:list-item>
              <text:p text:style-name="P87">php bin/magento setup:upgrade</text:p>
            </text:list-item>
            <text:list-item>
              <text:p text:style-name="P87">php bin/magento static-content:deploy -f</text:p>
            </text:list-item>
            <text:list-item>
              <text:p text:style-name="P87">php bin/magento cach<text:span text:style-name="T43">e</text:span>:clean</text:p>
              <text:p text:style-name="P87"/>
            </text:list-item>
          </text:list>
        </text:list-item>
      </text:list>
      <text:p text:style-name="P57">6.1) How do reindex in magento 2?</text:p>
      <text:p text:style-name="P57"/>
      <text:list xml:id="list7509066128186721823" text:style-name="L15">
        <text:list-item>
          <text:p text:style-name="P89">Reindex all indexers</text:p>
          <text:list>
            <text:list-item>
              <text:p text:style-name="P89">php bin/magento indexer:reindex <text:s/></text:p>
            </text:list-item>
          </text:list>
        </text:list-item>
        <text:list-item>
          <text:p text:style-name="P89">Reindex specific indexer </text:p>
          <text:list>
            <text:list-item>
              <text:p text:style-name="P89">php bin/magento indexer:reindex customer_grid</text:p>
            </text:list-item>
          </text:list>
        </text:list-item>
        <text:list-item>
          <text:p text:style-name="P89">Check the indexer codes</text:p>
          <text:list>
            <text:list-item>
              <text:p text:style-name="P89">php bin/magento indexer:info</text:p>
            </text:list-item>
          </text:list>
        </text:list-item>
      </text:list>
      <text:list xml:id="list171408690653218" text:continue-list="list2823988587843419960" text:style-name="L14">
        <text:list-item>
          <text:list>
            <text:list-header>
              <text:p text:style-name="P87"/>
            </text:list-header>
          </text:list>
        </text:list-item>
      </text:list>
      <text:p text:style-name="P15">7) what is <text:span text:style-name="T36">event observer</text:span> in magento 2?</text:p>
      <text:p text:style-name="P15"/>
      <text:p text:style-name="P16"/>
      <text:p text:style-name="P17">8) what is mvc ?</text:p>
      <text:p text:style-name="P17"/>
      <text:list xml:id="list7764024829677430786" text:style-name="L16">
        <text:list-item>
          <text:p text:style-name="P90">MVC, or Model, View, Controller, is a type of architecture in which business logic, data access, and user interface are separated for applications. </text:p>
        </text:list-item>
        <text:list-item>
          <text:p text:style-name="P90">MVC has two different types: configuration-based and convention-based. </text:p>
        </text:list-item>
        <text:list-item>
          <text:p text:style-name="P90">However, Magento uses the configuration-based version. This means that to get a module’s config file to work, everything must be specified to it.</text:p>
          <text:p text:style-name="P90"/>
        </text:list-item>
      </text:list>
      <text:p text:style-name="P17">9) <text:s/>What is EAV Architecture ?</text:p>
      <text:p text:style-name="P17"/>
      <text:list xml:id="list6360665986566498657" text:style-name="L17">
        <text:list-item>
          <text:p text:style-name="P91">EAV stands for entity attribute value</text:p>
        </text:list-item>
        <text:list-item>
          <text:p text:style-name="P91">EAV is database architecture</text:p>
        </text:list-item>
        <text:list-item>
          <text:p text:style-name="P91">In Magento, EAV architecture is followed for storing information. For example consider production information. For storing this details, Magento store details in different tables based on the product attribute types</text:p>
          <text:list>
            <text:list-item>
              <text:p text:style-name="P91">Main table =&gt; catalog_product_entity</text:p>
            </text:list-item>
            <text:list-item>
              <text:p text:style-name="P91">name =&gt; catalog_product_entity_varchar</text:p>
            </text:list-item>
            <text:list-item>
              <text:p text:style-name="P91">description =&gt; catalog_product_entity_text</text:p>
            </text:list-item>
            <text:list-item>
              <text:p text:style-name="P92">price =&gt; catalog_product_entity_price</text:p>
              <text:p text:style-name="P92"/>
            </text:list-item>
          </text:list>
        </text:list-item>
      </text:list>
      <text:p text:style-name="P19">10) Merit and Demerit of the EAV architecture</text:p>
      <text:p text:style-name="P19"/>
      <text:list xml:id="list5845217043265248083" text:style-name="L18">
        <text:list-item>
          <text:p text:style-name="P93">Merit:</text:p>
          <text:list>
            <text:list-item>
              <text:p text:style-name="P150"><text:span text:style-name="T9">In Magento, information are stored in different table based on attribute type. <text:s/>So no need to change the database </text:span><text:span text:style-name="T10">structure</text:span><text:span text:style-name="T9">, if you add additional attributes to your entity in future. </text:span></text:p>
            </text:list-item>
          </text:list>
        </text:list-item>
        <text:list-item>
          <text:p text:style-name="P93">Demerit:</text:p>
          <text:list>
            <text:list-item>
              <text:p text:style-name="P93"><text:s/>Informations are stored in multiple tables. So we should join the multiple tables to take data. So It takes time to get data.</text:p>
            </text:list-item>
          </text:list>
        </text:list-item>
      </text:list>
      <text:p text:style-name="P19"><text:soft-page-break/></text:p>
      <text:p text:style-name="P18">11) What is ORM ?</text:p>
      <text:p text:style-name="P18"/>
      <text:list xml:id="list6659769390174535487" text:style-name="L19">
        <text:list-item>
          <text:p text:style-name="P94">ORM stands for Object Relational Mapping</text:p>
        </text:list-item>
        <text:list-item>
          <text:p text:style-name="P94">It gives the feature of interact with database using our language instead of SQL.</text:p>
        </text:list-item>
      </text:list>
      <text:p text:style-name="P19"/>
      <text:p text:style-name="P18">12) <text:s/>What is Object Manager ?</text:p>
      <text:p text:style-name="P18"/>
      <text:list xml:id="list1312496698859835360" text:style-name="L20">
        <text:list-item>
          <text:p text:style-name="P95">Object Manager is responsible to initializing object in the magento application. </text:p>
        </text:list-item>
      </text:list>
      <text:p text:style-name="P18"/>
      <text:p text:style-name="P18">13) What is factory class ?</text:p>
      <text:p text:style-name="P18"/>
      <text:list xml:id="list1419721722848589831" text:style-name="L21">
        <text:list-item>
          <text:p text:style-name="P96">Object manager is the responsible for initiating object, magento prohits to use object manager directly.</text:p>
        </text:list-item>
        <text:list-item>
          <text:p text:style-name="P96">So magento provids factory class, by using factory class we can create object to the model. </text:p>
          <text:p text:style-name="P96"/>
        </text:list-item>
      </text:list>
      <text:p text:style-name="P18">14) <text:s/><text:span text:style-name="T27">What is the use of plugin ?</text:span></text:p>
      <text:p text:style-name="P18"/>
      <text:list xml:id="list3983290132567512203" text:style-name="L22">
        <text:list-item>
          <text:p text:style-name="P97">Changing the behaviour of the public function of the class without edit the class directory. </text:p>
        </text:list-item>
        <text:list-item>
          <text:p text:style-name="P97">It gives the methods before(), after() and around()</text:p>
          <text:list>
            <text:list-item>
              <text:p text:style-name="P97">before() - This will be called before function which we need to intercept. By this, we can chnage the input</text:p>
            </text:list-item>
            <text:list-item>
              <text:p text:style-name="P97">after() - This will be called after function which need to intercept. By this, we can change the output</text:p>
            </text:list-item>
            <text:list-item>
              <text:p text:style-name="P97">around() - By using we can change the input and output of the function which we need to intercept.</text:p>
            </text:list-item>
          </text:list>
        </text:list-item>
        <text:list-item>
          <text:p text:style-name="P98">Reference : <text:a xlink:type="simple" xlink:href="https://webkul.com/blog/magento2-use-plugins/" text:style-name="Internet_20_link" text:visited-style-name="Visited_20_Internet_20_Link"><text:span text:style-name="T26">https://webkul.com/blog/magento2-use-plugins/</text:span></text:a></text:p>
        </text:list-item>
      </text:list>
      <text:p text:style-name="P20"/>
      <text:p text:style-name="P20">15) Difference between cache:<text:span text:style-name="T37">clean</text:span> and catch:<text:span text:style-name="T37">flush</text:span></text:p>
      <text:p text:style-name="P20"/>
      <text:list xml:id="list5603316885538372190" text:style-name="L23">
        <text:list-item>
          <text:p text:style-name="P99">catch:clean – clear the magento catch only</text:p>
        </text:list-item>
        <text:list-item>
          <text:p text:style-name="P99">catch:flush – clear all catches, which affect the other process applications that are using same storage.</text:p>
        </text:list-item>
      </text:list>
      <text:p text:style-name="P20"/>
      <text:p text:style-name="P20">16) <text:span text:style-name="T28">Where magento default themes are located ?</text:span></text:p>
      <text:p text:style-name="P20"/>
      <text:list xml:id="list2770330337330889840" text:style-name="L24">
        <text:list-item>
          <text:p text:style-name="P100">Vendor/magento</text:p>
          <text:list>
            <text:list-item>
              <text:p text:style-name="P100"><text:span text:style-name="T44">theme</text:span>-frontend-blank</text:p>
            </text:list-item>
            <text:list-item>
              <text:p text:style-name="P100"><text:span text:style-name="T44">theme</text:span>-frontend-luma</text:p>
              <text:p text:style-name="P100"/>
            </text:list-item>
          </text:list>
        </text:list-item>
      </text:list>
      <text:p text:style-name="P21">17) Pls tell some default modules used by magento ?</text:p>
      <text:p text:style-name="P21"/>
      <text:list xml:id="list6487144905029396052" text:style-name="L25">
        <text:list-item>
          <text:p text:style-name="P101">Customer </text:p>
        </text:list-item>
        <text:list-item>
          <text:p text:style-name="P101">Catalog </text:p>
        </text:list-item>
        <text:list-item>
          <text:p text:style-name="P101">Catalog Search </text:p>
        </text:list-item>
        <text:list-item>
          <text:p text:style-name="P101">Quote</text:p>
        </text:list-item>
        <text:list-item>
          <text:p text:style-name="P101">Checkout</text:p>
          <text:p text:style-name="P101"/>
        </text:list-item>
      </text:list>
      <text:p text:style-name="P21">18) <text:span text:style-name="T29">What are the modes available in Magento 2?</text:span></text:p>
      <text:p text:style-name="P22"><text:soft-page-break/></text:p>
      <text:list xml:id="list1063618035048928392" text:style-name="L26">
        <text:list-item>
          <text:p text:style-name="P102">default</text:p>
        </text:list-item>
        <text:list-item>
          <text:p text:style-name="P102">developer</text:p>
          <text:list>
            <text:list-item>
              <text:p text:style-name="P102">Disable static file caching<text:span text:style-name="T30">(by deploy static files to every request)</text:span></text:p>
            </text:list-item>
            <text:list-item>
              <text:p text:style-name="P102">Enable debugging</text:p>
            </text:list-item>
            <text:list-item>
              <text:p text:style-name="P102">show errors in frontend</text:p>
            </text:list-item>
            <text:list-item>
              <text:p text:style-name="P151"><text:span text:style-name="T11">Show </text:span><text:span text:style-name="T1">custom </text:span><text:span text:style-name="Source_20_Text"><text:span text:style-name="T1">X-Magento-*</text:span></text:span><text:span text:style-name="T1"> HTTP request and response headers</text:span></text:p>
            </text:list-item>
            <text:list-item>
              <text:p text:style-name="P104">enable automatic code compilation</text:p>
            </text:list-item>
          </text:list>
        </text:list-item>
        <text:list-item>
          <text:p text:style-name="P102">production</text:p>
          <text:list>
            <text:list-item>
              <text:p text:style-name="P104">Errors or exceptions are written on log file only</text:p>
            </text:list-item>
            <text:list-item>
              <text:p text:style-name="P104">Disable code compilation</text:p>
            </text:list-item>
            <text:list-item>
              <text:p text:style-name="P104">Serve static files from cache only(static folder – <text:span text:style-name="T30">not deploy to each request, so need to generate static file using command before change mode to production</text:span>)</text:p>
              <text:p text:style-name="P104"/>
            </text:list-item>
          </text:list>
        </text:list-item>
      </text:list>
      <text:p text:style-name="P23">19) <text:span text:style-name="T31">Differecne between customer and user ?</text:span></text:p>
      <text:p text:style-name="P23"/>
      <text:list xml:id="list7311838170851103583" text:style-name="L27">
        <text:list-item>
          <text:p text:style-name="P105">Customer – who can register through frontend and he is able to purchase the product from frontend</text:p>
        </text:list-item>
        <text:list-item>
          <text:p text:style-name="P105">User – By using user account can’t login in frontend. This credentials are useful for admin login only. </text:p>
          <text:p text:style-name="P105"/>
        </text:list-item>
      </text:list>
      <text:p text:style-name="P24">20) <text:s/>Is Magento has option to change magento user as customer ?</text:p>
      <text:p text:style-name="P24"/>
      <text:list xml:id="list4338911680915912318" text:style-name="L28">
        <text:list-item>
          <text:p text:style-name="P106">No</text:p>
        </text:list-item>
      </text:list>
      <text:p text:style-name="P24"/>
      <text:p text:style-name="P24">21) What is ACL ?</text:p>
      <text:p text:style-name="P24"/>
      <text:list xml:id="list8768467322741160912" text:style-name="L29">
        <text:list-item>
          <text:p text:style-name="P107">ACL stands for access control list</text:p>
        </text:list-item>
        <text:list-item>
          <text:p text:style-name="P108">By ACL, we can set permission to allow(read/write) list of features <text:s/><text:span text:style-name="T32">by</text:span> the admin user<text:span text:style-name="T32">s</text:span>. </text:p>
        </text:list-item>
      </text:list>
      <text:p text:style-name="P25"/>
      <text:p text:style-name="P26">22) <text:s/><text:span text:style-name="T33">What is custom attributes ?</text:span></text:p>
      <text:p text:style-name="P26"/>
      <text:p text:style-name="P27">23) Which table store theme details in magento 2?</text:p>
      <text:p text:style-name="P27"/>
      <text:list xml:id="list2354393100421382780" text:style-name="L30">
        <text:list-item>
          <text:p text:style-name="P109">theme</text:p>
          <text:p text:style-name="P109"/>
        </text:list-item>
      </text:list>
      <text:p text:style-name="P27">24) What are the tables are used for storing admin user ?</text:p>
      <text:p text:style-name="P27"/>
      <text:list xml:id="list6354618116409609985" text:style-name="L31">
        <text:list-item>
          <text:p text:style-name="P110">admin_user</text:p>
        </text:list-item>
        <text:list-item>
          <text:p text:style-name="P110">admin_passwords</text:p>
        </text:list-item>
        <text:list-item>
          <text:p text:style-name="P110">admin_user_session</text:p>
        </text:list-item>
      </text:list>
      <text:p text:style-name="P27"/>
      <text:p text:style-name="P28">25) In which table site, <text:s/>secure and unsecure urls are stored ?</text:p>
      <text:p text:style-name="P28"/>
      <text:list xml:id="list2303026857858933172" text:style-name="L32">
        <text:list-item>
          <text:p text:style-name="P111">core_config_data</text:p>
        </text:list-item>
      </text:list>
      <text:p text:style-name="P28"/>
      <text:p text:style-name="P48">26) <text:span text:style-name="T41">How to create child theme in magento 2?</text:span></text:p>
      <text:p text:style-name="P50"/>
      <text:list xml:id="list274875710588075818" text:style-name="L33">
        <text:list-item>
          <text:p text:style-name="P112">In app folder, create design folder</text:p>
        </text:list-item>
        <text:list-item>
          <text:p text:style-name="P112">Create theme by vendor/theme name </text:p>
        </text:list-item>
        <text:list-item>
          <text:p text:style-name="P112"><text:soft-page-break/>Create theme.xml file in etc directory</text:p>
        </text:list-item>
        <text:list-item>
          <text:p text:style-name="P112">Create registration.php and composer.json</text:p>
        </text:list-item>
        <text:list-item>
          <text:p text:style-name="P112">Create media directory and add preview image</text:p>
        </text:list-item>
        <text:list-item>
          <text:p text:style-name="P112">Give permission to your theme folder</text:p>
        </text:list-item>
        <text:list-item>
          <text:p text:style-name="P112">Now open admin &gt; content &gt; themes</text:p>
        </text:list-item>
        <text:list-item>
          <text:p text:style-name="P112">Click edit link and choose your theme in the 'Applied theme' <text:span text:style-name="T46">dropdown</text:span></text:p>
        </text:list-item>
        <text:list-item>
          <text:p text:style-name="P112">Finally create static content using the command</text:p>
          <text:list>
            <text:list-item>
              <text:list>
                <text:list-item>
                  <text:p text:style-name="P112">php bin/magento setup:static-content:deploy </text:p>
                </text:list-item>
              </text:list>
            </text:list-item>
          </text:list>
        </text:list-item>
      </text:list>
      <text:p text:style-name="P51"/>
      <text:p text:style-name="P51"/>
      <text:p text:style-name="P51">27) How do remove common section of all pages ? </text:p>
      <text:p text:style-name="P51"/>
      <text:list xml:id="list2356731337622338090" text:style-name="L34">
        <text:list-item>
          <text:p text:style-name="P113">Create the child theme in app/design/frontend</text:p>
        </text:list-item>
        <text:list-item>
          <text:p text:style-name="P113">In child theme, create Magento_Theme direcory,</text:p>
        </text:list-item>
        <text:list-item>
          <text:p text:style-name="P113">Create layout folder and default.xml <text:span text:style-name="T45">within layout directory.</text:span></text:p>
        </text:list-item>
        <text:list-item>
          <text:p text:style-name="P113">Check what block used to your section. </text:p>
        </text:list-item>
        <text:list-item>
          <text:p text:style-name="P114">Add the remove attribute to the reference block</text:p>
        </text:list-item>
        <text:list-item>
          <text:p text:style-name="P114"><text:s text:c="4"/>&lt;referenceBlock name="forgot-password-link" remove="true" /&gt; <text:s/></text:p>
        </text:list-item>
        <text:list-item>
          <text:p text:style-name="P114">6) Then remove the cache</text:p>
        </text:list-item>
        <text:list-item>
          <text:p text:style-name="P114">7) Now you can able to <text:span text:style-name="T45">see </text:span>changes in pages.</text:p>
        </text:list-item>
      </text:list>
      <text:p text:style-name="P52"/>
      <text:p text:style-name="P53">28) How do add new order status or view existing order statuses ? </text:p>
      <text:p text:style-name="P53"/>
      <text:list xml:id="list4354323509126993955" text:style-name="L35">
        <text:list-item>
          <text:p text:style-name="P115">Stores -&gt; Order Status</text:p>
        </text:list-item>
      </text:list>
      <text:p text:style-name="P53"/>
      <text:p text:style-name="P53">29) How order status are changed ? <text:s/></text:p>
      <text:p text:style-name="P53"/>
      <text:list xml:id="list2599072332033150070" text:style-name="L36">
        <text:list-item>
          <text:p text:style-name="P116">After create the order - Pending </text:p>
        </text:list-item>
        <text:list-item>
          <text:p text:style-name="P116">If shipping or payment is completed - Processing </text:p>
        </text:list-item>
        <text:list-item>
          <text:p text:style-name="P116">After both shipping and payemnts are completed - Complete</text:p>
        </text:list-item>
        <text:list-item>
          <text:p text:style-name="P116">If user cancel the order <text:s/>- Cancel</text:p>
        </text:list-item>
        <text:list-item>
          <text:p text:style-name="P116">After Refund(Credit Memo - This enable after payment only) - Closed </text:p>
        </text:list-item>
      </text:list>
      <text:p text:style-name="P53"/>
      <text:p text:style-name="P54">30) Increase site performance in magento 2?</text:p>
      <text:p text:style-name="P54"/>
      <text:list xml:id="list8771994505706663373" text:style-name="L37">
        <text:list-item>
          <text:p text:style-name="P117">Enable production mode</text:p>
        </text:list-item>
        <text:list-item>
          <text:p text:style-name="P117">Disable unwanted module</text:p>
        </text:list-item>
        <text:list-item>
          <text:p text:style-name="P117">Minify css, js</text:p>
        </text:list-item>
        <text:list-item>
          <text:p text:style-name="P117">Optimize the image size</text:p>
        </text:list-item>
        <text:list-item>
          <text:p text:style-name="P117">Enable browser cache by adding mode_expires to file types</text:p>
        </text:list-item>
        <text:list-item>
          <text:p text:style-name="P117">Use cdn for loading images, styles and scripts</text:p>
        </text:list-item>
        <text:list-item>
          <text:p text:style-name="P117">Enable Server side cache(built in cache or varnish)</text:p>
        </text:list-item>
        <text:list-item>
          <text:p text:style-name="P117">Load the styles at top</text:p>
        </text:list-item>
        <text:list-item>
          <text:p text:style-name="P117">Load the scripts at bottom</text:p>
        </text:list-item>
      </text:list>
      <text:p text:style-name="P54"/>
      <text:p text:style-name="P70"><text:span text:style-name="T1">31) </text:span><text:span text:style-name="T19">Difference between addAttributeToFilter() and addFieldToFilter() functions? </text:span></text:p>
      <text:p text:style-name="P55"/>
      <text:list xml:id="list7049629669655275307" text:style-name="L38">
        <text:list-item>
          <text:p text:style-name="P118">addAttributeToFilter() is used to filter EAV collections.</text:p>
        </text:list-item>
        <text:list-item>
          <text:p text:style-name="P118">addFieldToFilter() is used to filter Non-EAV collections.</text:p>
        </text:list-item>
      </text:list>
      <text:p text:style-name="P51"/>
      <text:p text:style-name="P56"><text:soft-page-break/>32) Difference between Base Currency and Display Currency ?</text:p>
      <text:p text:style-name="P51"/>
      <text:list xml:id="list1333734628959682738" text:style-name="L39">
        <text:list-item>
          <text:p text:style-name="P119">Base currency only can be set up at global/ website scope.(Base currency is used for all payement transactions)</text:p>
        </text:list-item>
        <text:list-item>
          <text:p text:style-name="P119">display currency and allow currency can be set up for each store view. We can adjust the relationship between these kinds of currency through the currency rate. </text:p>
        </text:list-item>
      </text:list>
      <text:p text:style-name="P51"/>
      <text:p text:style-name="P58">33) How do set currency rate in magento 2 admin ?</text:p>
      <text:p text:style-name="P58"/>
      <text:p text:style-name="P58"/>
      <text:p text:style-name="P60">34) List of sessions in Magento 2?</text:p>
      <text:p text:style-name="P60"/>
      <text:list xml:id="list8562684602925062510" text:style-name="L40">
        <text:list-item>
          <text:p text:style-name="P120">Magento Backend</text:p>
        </text:list-item>
        <text:list-item>
          <text:p text:style-name="P120">Customer</text:p>
        </text:list-item>
        <text:list-item>
          <text:p text:style-name="P120">Checkout</text:p>
        </text:list-item>
        <text:list-item>
          <text:p text:style-name="P120">Catalog</text:p>
        </text:list-item>
        <text:list-item>
          <text:p text:style-name="P120"><text:s/>Newsletter </text:p>
        </text:list-item>
      </text:list>
      <text:p text:style-name="P60"/>
      <text:p text:style-name="P62">35) Difference between Bundle Product and Grouped Product ?</text:p>
      <text:p text:style-name="P62"/>
      <text:p text:style-name="P62">In both type, we added several products and sell them as a single product. In Bundle product, customers can choose custom options(size, color) to each associated products, but in grouped product, not able to choose options. </text:p>
      <text:p text:style-name="P62"/>
      <text:p text:style-name="P48"/>
      <text:p text:style-name="P49">27) 1) what is B2B ? </text:p>
      <text:p text:style-name="P49"/>
      <text:p text:style-name="P49">Business to Business. </text:p>
      <text:p text:style-name="P49"/>
      <text:p text:style-name="P49">2) What is B2C ? </text:p>
      <text:p text:style-name="P49"/>
      <text:p text:style-name="P49">3) Tell me about company ? </text:p>
      <text:p text:style-name="P49"/>
      <text:p text:style-name="P49">4) Difference between mysql and mongodb?</text:p>
      <text:p text:style-name="P49"/>
      <text:p text:style-name="P28"/>
      <text:p text:style-name="P28"/>
      <text:p text:style-name="P59"/>
      <text:p text:style-name="P59">1) Customers - Can able to maintain customers based on website, but not in store. </text:p>
      <text:p text:style-name="P59">2) Currency - Can choose base currency to each website, but can choose display currency only. </text:p>
      <text:p text:style-name="P59">3) Shipping and payment method settings - can configure settings to each webiste, but can't configure in store.</text:p>
      <text:p text:style-name="P59">4) Prouce wise assigning in website, but we can choose the root category.</text:p>
      <text:p text:style-name="P59"/>
      <text:p text:style-name="P29"/>
      <text:p text:style-name="P29"/>
      <text:list xml:id="list8009911026649321803" text:style-name="L41">
        <text:list-header>
          <text:p text:style-name="P103"/>
        </text:list-header>
      </text:list>
      <text:p text:style-name="P21"/>
      <text:p text:style-name="P22"/>
      <text:p text:style-name="P21"/>
      <text:p text:style-name="P21"/>
      <text:p text:style-name="P20"><text:soft-page-break/></text:p>
      <text:p text:style-name="P20"/>
      <text:p text:style-name="P20"/>
      <text:p text:style-name="P31"/>
      <text:p text:style-name="P31"/>
      <text:p text:style-name="P31"/>
      <text:p text:style-name="P31"/>
      <text:p text:style-name="P31">Core PHP</text:p>
      <text:p text:style-name="P31"/>
      <text:p text:style-name="P34">1. What is php ?</text:p>
      <text:p text:style-name="P34"/>
      <text:list xml:id="list7337201014441710053" text:style-name="L42">
        <text:list-item>
          <text:p text:style-name="P121">Php is object oriented programming language</text:p>
        </text:list-item>
        <text:list-item>
          <text:p text:style-name="P121">php is open source</text:p>
        </text:list-item>
        <text:list-item>
          <text:p text:style-name="P121">It is used to develop dynamic web pages, api. </text:p>
          <text:p text:style-name="P121"/>
        </text:list-item>
      </text:list>
      <text:p text:style-name="P61">2. What are the four princples of oops?</text:p>
      <text:p text:style-name="P61"/>
      <text:list xml:id="list454895707914926798" text:style-name="L43">
        <text:list-item>
          <text:p text:style-name="P125">Encapsulation</text:p>
        </text:list-item>
        <text:list-item>
          <text:p text:style-name="P125">Abstraction</text:p>
        </text:list-item>
        <text:list-item>
          <text:p text:style-name="P125">Polymorphism</text:p>
        </text:list-item>
        <text:list-item>
          <text:p text:style-name="P125">Inheritance</text:p>
        </text:list-item>
      </text:list>
      <text:list xml:id="list171410740953941" text:continue-list="list7337201014441710053" text:style-name="L42">
        <text:list-header>
          <text:p text:style-name="P121"/>
        </text:list-header>
      </text:list>
      <text:p text:style-name="P34">2. What is encapsulation ?</text:p>
      <text:p text:style-name="P34"/>
      <text:list xml:id="list6753533123591518678" text:style-name="L44">
        <text:list-item>
          <text:p text:style-name="P122">Wrapping set of data <text:span text:style-name="T49">such as properties methods </text:span>into single unit is encapsulation. <text:span text:style-name="T49">This is achived by creating class and use private, public and private access modifiers. </text:span></text:p>
        </text:list-item>
        <text:list-item>
          <text:p text:style-name="P126">Usage:</text:p>
          <text:list>
            <text:list-item>
              <text:p text:style-name="P126">When we develop application, we define different properties and methods. If we implement properties or methods of the one feature <text:s/>accedentily again for another feature, It may affect the old one. So we need to hide by following the encapsulation principle. <text:s text:c="2"/></text:p>
            </text:list-item>
          </text:list>
        </text:list-item>
      </text:list>
      <text:p text:style-name="P34"/>
      <text:p text:style-name="P34">3. What is polymorphisam ?</text:p>
      <text:p text:style-name="P34"/>
      <text:list xml:id="list8776115107542662813" text:style-name="L45">
        <text:list-item>
          <text:p text:style-name="P152"><text:span text:style-name="T22">If m</text:span><text:span text:style-name="T20">ethods of the different classes do same thing that should have same name.</text:span><text:span text:style-name="T21"><text:tab/></text:span></text:p>
        </text:list-item>
      </text:list>
      <text:p text:style-name="P34"/>
      <text:p text:style-name="P34">4. What is inheritance ?</text:p>
      <text:p text:style-name="P34"/>
      <text:list xml:id="list8590439391967088262" text:style-name="L46">
        <text:list-item>
          <text:p text:style-name="P123">One class use another class member and method by extending the class. </text:p>
          <text:p text:style-name="P123"/>
        </text:list-item>
      </text:list>
      <text:p text:style-name="P34">5. Types of inheritance ?</text:p>
      <text:p text:style-name="P34"/>
      <text:list xml:id="list1214497165222095518" text:style-name="L47">
        <text:list-item>
          <text:p text:style-name="P124">Single inheritance</text:p>
        </text:list-item>
        <text:list-item>
          <text:p text:style-name="P124">multiple inheritance </text:p>
          <text:list>
            <text:list-item>
              <text:p text:style-name="P124">multiple inheritance is not supported, we can achieve this by interface. </text:p>
            </text:list-item>
          </text:list>
        </text:list-item>
        <text:list-item>
          <text:p text:style-name="P124">multilevel inheritance</text:p>
          <text:p text:style-name="P124"/>
        </text:list-item>
      </text:list>
      <text:p text:style-name="P34">6. <text:s/>what is overloading ?</text:p>
      <text:p text:style-name="P34"/>
      <text:list xml:id="list6201614555451398968" text:style-name="L48">
        <text:list-item>
          <text:p text:style-name="P127">Method overloading allows to create properties and methods dynamically. We can divide the method overloading and property overloading</text:p>
        </text:list-item>
        <text:list-item>
          <text:p text:style-name="P127"><text:soft-page-break/>Property overloading – write and read inaccessible or non-existent properties using __get() and __set() magic functions</text:p>
          <text:list>
            <text:list-item>
              <text:p text:style-name="P127">example: cakephp 3: when save the data through entity, we use $user-&gt;name=”muthu”, like we get use $user-&gt;name; <text:s/>when use check entity, you can’t see these properties. Here __get() and __set() functions are used.</text:p>
            </text:list-item>
          </text:list>
        </text:list-item>
        <text:list-item>
          <text:p text:style-name="P127">method overloading – access inaccessible or non-existing method using __call() magic fnction</text:p>
          <text:list>
            <text:list-item>
              <text:p text:style-name="P127">For ex: cakephp 3 -&gt; Flashcompoent doesn’t have the success or fail function, but we call, $this-&gt;flash-&gt;success(‘saved successfully’), $this-&gt;flash-&gt;fail(‘cant save, please check admin’). These two fnctions call __call() magic function. </text:p>
            </text:list-item>
          </text:list>
        </text:list-item>
      </text:list>
      <text:p text:style-name="P35"/>
      <text:p text:style-name="P36">7. what is function overridding ?</text:p>
      <text:p text:style-name="P36"/>
      <text:list xml:id="list146702565979757658" text:style-name="L49">
        <text:list-item>
          <text:p text:style-name="P128">Method overriding is a feature that allows implement the parent class method in subclass. </text:p>
          <text:p text:style-name="P128"/>
        </text:list-item>
      </text:list>
      <text:p text:style-name="P36">8. Is Php support multiple inheritance ?</text:p>
      <text:p text:style-name="P36"/>
      <text:list xml:id="list6568911020196477559" text:style-name="L50">
        <text:list-item>
          <text:p text:style-name="P129">No, php doesn't support multiple inheritance.</text:p>
        </text:list-item>
      </text:list>
      <text:p text:style-name="P36"/>
      <text:p text:style-name="P36">9. What is Trait ?</text:p>
      <text:p text:style-name="P36"/>
      <text:list xml:id="list2907179197646426777" text:style-name="L51">
        <text:list-item>
          <text:p text:style-name="P130">By using <text:span text:style-name="T47">multiple</text:span> inheritance, we can use method<text:span text:style-name="T48">s</text:span> from other single class only. But sometime, we need to load method from different class. Traits give the feature of loading methods from different class. </text:p>
        </text:list-item>
        <text:list-item>
          <text:p text:style-name="P130">Can’t use member in trait</text:p>
        </text:list-item>
      </text:list>
      <text:p text:style-name="P36"/>
      <text:p text:style-name="P37">10. what is the use of static ?</text:p>
      <text:p text:style-name="P37"/>
      <text:list xml:id="list8935684637432570786" text:style-name="L52">
        <text:list-item>
          <text:p text:style-name="P131">If member or method is defined with static, those are accessible without creating object. Static functions are associated with class only, not an instance of class.</text:p>
        </text:list-item>
        <text:list-item>
          <text:p text:style-name="P132">Static method or member can’t be accessed by -&gt; operator, shoudl use scope resolution operator ::</text:p>
        </text:list-item>
      </text:list>
      <text:p text:style-name="P31"/>
      <text:p text:style-name="P30">1<text:span text:style-name="T39">1</text:span>. What is magic method in php ?</text:p>
      <text:list xml:id="list8129037750888101650" text:style-name="L53">
        <text:list-item>
          <text:p text:style-name="P133">Php provides some magic functions which start with two underscore(__). </text:p>
        </text:list-item>
        <text:list-item>
          <text:p text:style-name="P133">Magic function works as interceptors that are called automatically when certain conditions are met</text:p>
        </text:list-item>
        <text:list-item>
          <text:p text:style-name="P133">For ex: __construct() - this function is called when create the object to the class. So using __construct() magic function, we can initialize <text:span text:style-name="T34">the variables</text:span>. </text:p>
        </text:list-item>
      </text:list>
      <text:p text:style-name="P32"/>
      <text:p text:style-name="P32"><text:span text:style-name="T39">1</text:span>2. Pls tell some magic functions ?</text:p>
      <text:p text:style-name="P32"/>
      <text:list xml:id="list6044417240798464181" text:style-name="L54">
        <text:list-item>
          <text:p text:style-name="P134">__construct()</text:p>
        </text:list-item>
        <text:list-item>
          <text:p text:style-name="P134">__destruct()</text:p>
        </text:list-item>
        <text:list-item>
          <text:p text:style-name="P134">__<text:span text:style-name="T35">invoke()</text:span></text:p>
        </text:list-item>
        <text:list-item>
          <text:p text:style-name="P134">__<text:span text:style-name="T38">get()</text:span></text:p>
        </text:list-item>
        <text:list-item>
          <text:p text:style-name="P134">__<text:span text:style-name="T38">set()</text:span></text:p>
        </text:list-item>
      </text:list>
      <text:p text:style-name="P32"/>
      <text:p text:style-name="P33"><text:span text:style-name="T39">1</text:span>3. Difference between interface and abstract class?</text:p>
      <text:p text:style-name="P33"/>
      <text:p text:style-name="P33"><text:soft-page-break/></text:p>
      <text:p text:style-name="P33">Interface:</text:p>
      <text:p text:style-name="P33"/>
      <text:p text:style-name="P33">1) able to declare method, not define </text:p>
      <text:p text:style-name="P33">2) all methods should be public</text:p>
      <text:p text:style-name="P33">3) Can't declare the member, but can define the constant.</text:p>
      <text:p text:style-name="P33">4) When implement the inteface, should define all methods which are declared in interface. </text:p>
      <text:p text:style-name="P33">5) Able to implement more than one interfaces from class. </text:p>
      <text:p text:style-name="P33">6) one interface can extend any number of interfaces, but can't implement another interface.</text:p>
      <text:p text:style-name="P33"/>
      <text:p text:style-name="P33">Abstract Class:</text:p>
      <text:p text:style-name="P33"/>
      <text:p text:style-name="P33">1) able to declare and define the methods, but able to declare abstract method only</text:p>
      <text:p text:style-name="P33">2) all methods should start with abstract</text:p>
      <text:p text:style-name="P33">3) can't initiate the abstract class, shoudl extends abstract class to use methods. </text:p>
      <text:p text:style-name="P33">4) when extends abstract class from class, all abstract methods should be defined in class. </text:p>
      <text:p text:style-name="P33">5) One abstract class can extend another abstract class. When extend from abstract class, you can define to parent abstract method, if not define, should declare same method with abstract keyword.</text:p>
      <text:p text:style-name="P33"/>
      <text:p text:style-name="P63">14. When will you use abstract class ? Explain with example ?</text:p>
      <text:p text:style-name="P63"/>
      <text:p text:style-name="P63"><text:a xlink:type="simple" xlink:href="https://www.codebyamir.com/blog/when-to-use-an-abstract-class-in-java" text:style-name="Internet_20_link" text:visited-style-name="Visited_20_Internet_20_Link">https://www.codebyamir.com/blog/when-to-use-an-abstract-class-in-java</text:a></text:p>
      <text:p text:style-name="P63"><text:s/></text:p>
      <text:p text:style-name="P39"/>
      <text:p text:style-name="P39"/>
      <text:p text:style-name="P39">MYSQL</text:p>
      <text:p text:style-name="P39"/>
      <text:p text:style-name="P38">1) what is mysql ? </text:p>
      <text:p text:style-name="P38"/>
      <text:list xml:id="list2447462769433417393" text:style-name="L55">
        <text:list-item>
          <text:p text:style-name="P135">Mysql is relational database management system(RDBMS)</text:p>
        </text:list-item>
        <text:list-item>
          <text:p text:style-name="P135">It is open source license. </text:p>
        </text:list-item>
        <text:list-item>
          <text:p text:style-name="P135">Mysql support large databases, upto 50 millions rows or more in table. </text:p>
        </text:list-item>
        <text:list-item>
          <text:p text:style-name="P135">It will work on multiple operating system and work with many languages.</text:p>
        </text:list-item>
      </text:list>
      <text:p text:style-name="P33"/>
      <text:p text:style-name="P38">2) What is primary key ? </text:p>
      <text:p text:style-name="P38"/>
      <text:list xml:id="list2651897659537698475" text:style-name="L56">
        <text:list-item>
          <text:p text:style-name="P136">A primary key is a special relational database table column (or combination of columns) used to uniquely identify all table records.</text:p>
        </text:list-item>
        <text:list-item>
          <text:p text:style-name="P136">It must contain a unique value</text:p>
        </text:list-item>
        <text:list-item>
          <text:p text:style-name="P136">It can't contain null values. </text:p>
        </text:list-item>
      </text:list>
      <text:p text:style-name="P38"/>
      <text:p text:style-name="P38">3) What is foreign key ? </text:p>
      <text:p text:style-name="P38"/>
      <text:list xml:id="list1862818677143072810" text:style-name="L57">
        <text:list-item>
          <text:p text:style-name="P137">Foriegn key is special column that contain the value of the other table primary key. </text:p>
        </text:list-item>
        <text:list-item>
          <text:p text:style-name="P137">It is used for relating tables.</text:p>
        </text:list-item>
      </text:list>
      <text:p text:style-name="P38"/>
      <text:p text:style-name="P66"><text:span text:style-name="T12">4</text:span><text:span text:style-name="T1">) What is unique key ? </text:span></text:p>
      <text:p text:style-name="P40"/>
      <text:list xml:id="list6131047490565592083" text:style-name="L58">
        <text:list-item>
          <text:p text:style-name="P138">Like primary key, unique key is the special column or more columns in table. </text:p>
        </text:list-item>
        <text:list-item>
          <text:p text:style-name="P138">It is used to uniquely identify the records in the table. </text:p>
        </text:list-item>
        <text:list-item>
          <text:p text:style-name="P138"><text:soft-page-break/>Unique key accept only one null value. </text:p>
        </text:list-item>
      </text:list>
      <text:p text:style-name="P40"/>
      <text:p text:style-name="P40">5) What is composite key ?</text:p>
      <text:p text:style-name="P40"/>
      <text:list xml:id="list5457686494157558159" text:style-name="L59">
        <text:list-item>
          <text:p text:style-name="P154"><text:span text:style-name="T1">A composite key is a combination of two or more columns in a table that can be used to uniquely identify </text:span><text:span text:style-name="T13">record </text:span><text:span text:style-name="T1">in the table.</text:span></text:p>
        </text:list-item>
      </text:list>
      <text:p text:style-name="P40"/>
      <text:p text:style-name="P67"><text:span text:style-name="T1">6) </text:span><text:span text:style-name="T14">What is </text:span><text:span text:style-name="T15">stored prcedure ?</text:span></text:p>
      <text:p text:style-name="P41"/>
      <text:list xml:id="list8256449329319691531" text:style-name="L60">
        <text:list-item>
          <text:p text:style-name="P139">is the prepared sql code and that can be saved, so code be reused again and again. This is used for when need to execute same sql again and again.</text:p>
          <text:p text:style-name="P139"/>
        </text:list-item>
      </text:list>
      <text:p text:style-name="P42">7) <text:s/>What is trigger ?</text:p>
      <text:p text:style-name="P42"/>
      <text:list xml:id="list2783224055841849633" text:style-name="L61">
        <text:list-item>
          <text:p text:style-name="P153"><text:span text:style-name="T16">It is </text:span><text:span text:style-name="T1">a special type of stored procedure</text:span><text:span text:style-name="T16"> which is executed automatically when some event occurs. </text:span></text:p>
          <text:p text:style-name="P140"/>
        </text:list-item>
      </text:list>
      <text:p text:style-name="P68"><text:span text:style-name="T1">8) <text:s/></text:span><text:span text:style-name="T17">What is aggregate functions in mysql ?</text:span></text:p>
      <text:p text:style-name="P43"/>
      <text:list xml:id="list7045056700628442966" text:style-name="L62">
        <text:list-item>
          <text:p text:style-name="P141">Performs calculation with set of values and return single value. For example, count(), Max(), Min(), SUM()</text:p>
          <text:p text:style-name="P141"/>
        </text:list-item>
      </text:list>
      <text:p text:style-name="P69"><text:span text:style-name="T1">9) <text:s/></text:span><text:span text:style-name="T18">What is mysql storage engine ?</text:span></text:p>
      <text:p text:style-name="P44"/>
      <text:list xml:id="list4530124451523879799" text:style-name="L63">
        <text:list-item>
          <text:p text:style-name="P142">Storage engines are MySQL components that handle the SQL operations for different table types.</text:p>
        </text:list-item>
        <text:list-item>
          <text:p text:style-name="P155"><text:a xlink:type="simple" xlink:href="https://dev.mysql.com/doc/refman/8.0/en/innodb-storage-engine.html" text:style-name="Internet_20_link" text:visited-style-name="Visited_20_Internet_20_Link"><text:span text:style-name="Source_20_Text"><text:span text:style-name="T40">InnoDB</text:span></text:span></text:a><text:span text:style-name="T40"> </text:span><text:span text:style-name="T18">is the default and most general-purpose storage engine, and Oracle recommends using it for tables except for specialized use cases. </text:span></text:p>
        </text:list-item>
        <text:list-item>
          <text:p text:style-name="P155"><text:span text:style-name="T18">To determine which storage engines your server supports, use the </text:span><text:a xlink:type="simple" xlink:href="https://dev.mysql.com/doc/refman/8.0/en/show-engines.html" text:style-name="Internet_20_link" text:visited-style-name="Visited_20_Internet_20_Link"><text:span text:style-name="Source_20_Text"><text:span text:style-name="T18">SHOW ENGINES</text:span></text:span></text:a><text:span text:style-name="T18"> statement</text:span></text:p>
        </text:list-item>
      </text:list>
      <text:p text:style-name="P45"/>
      <text:p text:style-name="P45">10) Types of storage engines</text:p>
      <text:p text:style-name="P45"/>
      <text:list xml:id="list7545686337448807615" text:style-name="L64">
        <text:list-item>
          <text:p text:style-name="P143">InnoDB</text:p>
          <text:list>
            <text:list-item>
              <text:p text:style-name="P143">The default storage engine </text:p>
            </text:list-item>
            <text:list-item>
              <text:p text:style-name="P143">It is transaction safe storage engine because it has commit, rollback and cash-recovery capabilities to protect user data. </text:p>
            </text:list-item>
            <text:list-item>
              <text:p text:style-name="P143">It is row-level locking</text:p>
            </text:list-item>
            <text:list-item>
              <text:p text:style-name="P144">It supports primary and foreign key features</text:p>
            </text:list-item>
          </text:list>
        </text:list-item>
        <text:list-item>
          <text:p text:style-name="P144">MyIsam</text:p>
          <text:list>
            <text:list-item>
              <text:p text:style-name="P144">It follows table level locking so that it have limit to read/write workloads</text:p>
            </text:list-item>
            <text:list-item>
              <text:p text:style-name="P144">So It is mostly used for read only or read – mostly workloads in web. </text:p>
            </text:list-item>
            <text:list-item>
              <text:p text:style-name="P144">Mysam support primary key, but doesn’t support foreign key</text:p>
            </text:list-item>
          </text:list>
        </text:list-item>
        <text:list-item>
          <text:p text:style-name="P145">Memory</text:p>
          <text:list>
            <text:list-item>
              <text:p text:style-name="P145">Contents of the memory storage engine stored in RAM instead of Disk</text:p>
            </text:list-item>
            <text:list-item>
              <text:p text:style-name="P145">It is best for read-only caches or temporary work areas</text:p>
            </text:list-item>
            <text:list-item>
              <text:p text:style-name="P145">Since it is stored in memry, It is vulnerable to power outage or hardware failure and is unsuitable for permanent data storage. </text:p>
            </text:list-item>
            <text:list-item>
              <text:p text:style-name="P156"><text:soft-page-break/><text:span text:style-name="T1">In fact, after a server restart, </text:span><text:span text:style-name="Source_20_Text"><text:span text:style-name="T1">MEMORY</text:span></text:span><text:span text:style-name="T1"> tables will be recreated (because the definition file is stored on disk), but they will be empty. It is possible to re-populate them with a query using the </text:span><text:span text:style-name="Source_20_Text"><text:span text:style-name="T1">--init-file</text:span></text:span><text:span text:style-name="T1"> server startup option.</text:span></text:p>
            </text:list-item>
          </text:list>
        </text:list-item>
      </text:list>
      <text:p text:style-name="P47"/>
      <text:list xml:id="list171408850337598" text:continue-numbering="true" text:style-name="L64">
        <text:list-item>
          <text:list>
            <text:list-header>
              <text:p text:style-name="P144"/>
            </text:list-header>
          </text:list>
        </text:list-item>
      </text:list>
      <text:p text:style-name="P46"/>
      <text:p text:style-name="P44"/>
      <text:p text:style-name="P33"/>
      <text:p text:style-name="P34"/>
      <text:p text:style-name="P3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8:06:50.178459325</meta:creation-date>
    <dc:date>2020-01-26T10:27:54.800536284</dc:date>
    <meta:editing-duration>P1DT44M56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12" meta:paragraph-count="357" meta:word-count="3050" meta:character-count="17921" meta:non-whitespace-character-count="15314"/>
  </office:meta>
</office:document-meta>
</file>